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icrosoft Sans Serif" svg:font-family="'Microsoft Sans Serif'"/>
    <style:font-face style:name="Arial2" svg:font-family="Arial" style:font-family-generic="swiss"/>
    <style:font-face style:name="Microsoft Sans Serif1" svg:font-family="'Microsoft Sans Serif'" style:font-family-generic="swis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56in"/>
    </style:style>
    <style:style style:name="co2" style:family="table-column">
      <style:table-column-properties fo:break-before="auto" style:column-width="2.7528in"/>
    </style:style>
    <style:style style:name="co3" style:family="table-column">
      <style:table-column-properties fo:break-before="auto" style:column-width="1.0571in"/>
    </style:style>
    <style:style style:name="co4" style:family="table-column">
      <style:table-column-properties fo:break-before="auto" style:column-width="0.7047in"/>
    </style:style>
    <style:style style:name="co5" style:family="table-column">
      <style:table-column-properties fo:break-before="auto" style:column-width="0.6984in"/>
    </style:style>
    <style:style style:name="ro1" style:family="table-row">
      <style:table-row-properties style:row-height="0.4862in" fo:break-before="auto" style:use-optimal-row-height="false"/>
    </style:style>
    <style:style style:name="ro2" style:family="table-row">
      <style:table-row-properties style:row-height="0.8291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1.7307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9535in" fo:break-before="auto" style:use-optimal-row-height="true"/>
    </style:style>
    <style:style style:name="ta1" style:family="table" style:master-page-name="PageStyle_5f_Question_20_1">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dddddd"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dee9f7"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eeeee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fo:background-color="#cdd8e6"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style:glyph-orientation-vertical="0" fo:background-color="#dddddd"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1">
      <style:table-cell-properties fo:background-color="transparent"/>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glyph-orientation-vertical="0" fo:background-color="#dddddd"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ackground-color="#dee9f7"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fo:background-color="#eeeeee" style:text-align-source="value-type" style:repeat-content="false" fo:wrap-option="wrap" style:direction="ltr" style:rotation-angle="0" style:rotation-align="none" style:shrink-to-fit="false" style:vertical-align="automatic"/>
      <style:paragraph-properties fo:margin-left="0in" style:writing-mode="page"/>
    </style:style>
    <style:style style:name="ce14"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5"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 style:family="table-cell" style:parent-style-name="Default">
      <style:table-cell-properties fo:background-color="transparent"/>
    </style:style>
    <style:style style:name="ce17" style:family="table-cell" style:parent-style-name="Default">
      <style:text-properties style:font-name-asian="Arial1" style:font-name-complex="Tahoma"/>
    </style:style>
    <style:style style:name="ce18"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0"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_extref" style:family="table">
      <style:table-properties table:display="false"/>
    </style:style>
    <style:style style:name="T1" style:family="text">
      <style:text-properties fo:color="#1a1a1a" style:text-outline="false" style:text-line-through-styl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00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style:font-name="Microsoft Sans Serif1" style:font-name-asian="Arial1" style:font-name-complex="Tahoma"/>
    </style:style>
    <style:style style:name="T4" style:family="text">
      <style:text-properties fo:color="#1a1a1a" style:text-outline="false" style:text-line-through-style="none" style:text-position="0% 100%" style:font-name="Arial2" fo:font-size="10pt" fo:font-style="normal" fo:text-shadow="none"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T5" style:family="text">
      <style:text-properties fo:color="#000000" style:text-outline="false" style:text-line-through-style="none" style:text-position="0% 100%" style:font-name="Arial2" fo:font-size="10pt" fo:font-style="normal" fo:text-shadow="none" style:text-underline-style="none" fo:font-weight="normal" style:font-name-asian="Arial1" style:font-size-asian="10pt" style:font-style-asian="normal" style:font-weight-asian="normal" style:font-name-complex="Tahoma" style:font-size-complex="10pt" style:font-style-complex="normal" style:font-weight-complex="normal"/>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ce8"/>
        <table:table-column table:style-name="co2" table:default-cell-style-name="Default"/>
        <table:table-column table:style-name="co3" table:default-cell-style-name="Default"/>
        <table:table-column table:style-name="co4" table:number-columns-repeated="253" table:default-cell-style-name="Default"/>
        <table:table-column table:style-name="co5" table:number-columns-repeated="768" table:default-cell-style-name="Default"/>
        <table:table-row table:style-name="ro1">
          <table:table-cell table:style-name="ce1" office:value-type="string" table:number-columns-spanned="3" table:number-rows-spanned="1">
            <text:p>Open Source Hardware Survey</text:p>
          </table:table-cell>
          <table:covered-table-cell table:style-name="ce10" office:value-type="string">
            <text:p>Open Source Hardware Survey</text:p>
          </table:covered-table-cell>
          <table:covered-table-cell table:style-name="ce10" office:value-type="string">
            <text:p>Open Source Hardware Survey</text:p>
          </table:covered-table-cell>
          <table:table-cell table:number-columns-repeated="1021"/>
        </table:table-row>
        <table:table-row table:style-name="ro2">
          <table:table-cell table:style-name="ce2" office:value-type="string" table:number-columns-spanned="3" table:number-rows-spanned="1">
            <text:p>Tell us more about your relationship with other open-source hardware projects. <text:s/>Do you draw on their designs? <text:s/>Do they draw on yours? <text:s/>Do you suggest improvements and changes to each other? <text:s/>How would you explain the nature of the relationship between your work and that of others?</text:p>
          </table:table-cell>
          <table:covered-table-cell table:style-name="ce11" office:value-type="string">
            <text:p>Tell us more about your relationship with other open-source hardware projects. <text:s/>Do you draw on their designs? <text:s/>Do they draw on yours? <text:s/>Do you suggest improvements and changes to each other? <text:s/>How would you explain the nature of the relationship between your work and that of others?</text:p>
          </table:covered-table-cell>
          <table:covered-table-cell table:style-name="ce11" office:value-type="string">
            <text:p>Tell us more about your relationship with other open-source hardware projects. <text:s/>Do you draw on their designs? <text:s/>Do they draw on yours? <text:s/>Do you suggest improvements and changes to each other? <text:s/>How would you explain the nature of the relationship between your work and that of others?</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12" office:value-type="string">
            <text:p>Answer Options</text:p>
          </table:covered-table-cell>
          <table:table-cell table:style-name="ce18" office:value-type="string">
            <text:p>Response Count</text:p>
          </table:table-cell>
          <table:table-cell table:number-columns-repeated="1021"/>
        </table:table-row>
        <table:table-row table:style-name="ro4">
          <table:table-cell table:style-name="ce4" table:number-columns-spanned="2" table:number-rows-spanned="1"/>
          <table:covered-table-cell table:style-name="ce13"/>
          <table:table-cell table:style-name="ce19" office:value-type="float" office:value="289">
            <text:p>289</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14" office:value-type="float" office:value="289">
            <text:p>289</text:p>
          </table:covered-table-cell>
          <table:table-cell table:style-name="ce20" office:value-type="float" office:value="289">
            <text:p>289</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15" office:value-type="float" office:value="555">
            <text:p>555</text:p>
          </table:covered-table-cell>
          <table:table-cell table:style-name="ce21" office:value-type="float" office:value="555">
            <text:p>555</text:p>
          </table:table-cell>
          <table:table-cell table:number-columns-repeated="1021"/>
        </table:table-row>
        <table:table-row table:style-name="ro5">
          <table:table-cell table:style-name="Default"/>
          <table:table-cell table:number-columns-repeated="1023"/>
        </table:table-row>
        <table:table-row table:style-name="ro5">
          <table:table-cell table:style-name="ce7" office:value-type="string">
            <text:p>Number</text:p>
          </table:table-cell>
          <table:table-cell table:style-name="ce7" office:value-type="string">
            <text:p>Response Text</text:p>
          </table:table-cell>
          <table:table-cell table:style-name="ce7" office:value-type="string">
            <text:p>Categories</text:p>
          </table:table-cell>
          <table:table-cell table:number-columns-repeated="1021"/>
        </table:table-row>
        <table:table-row table:style-name="ro5">
          <table:table-cell office:value-type="float" office:value="1">
            <text:p>1</text:p>
          </table:table-cell>
          <table:table-cell office:value-type="string">
            <text:p>I draw on a lot of other designs combined</text:p>
          </table:table-cell>
          <table:table-cell table:number-columns-repeated="1022"/>
        </table:table-row>
        <table:table-row table:style-name="ro5">
          <table:table-cell office:value-type="float" office:value="2">
            <text:p>2</text:p>
          </table:table-cell>
          <table:table-cell office:value-type="string">
            <text:p>Sexy times</text:p>
          </table:table-cell>
          <table:table-cell table:number-columns-repeated="1022"/>
        </table:table-row>
        <table:table-row table:style-name="ro5">
          <table:table-cell office:value-type="float" office:value="3">
            <text:p>3</text:p>
          </table:table-cell>
          <table:table-cell office:value-type="string">
            <text:p>None as of yet.</text:p>
          </table:table-cell>
          <table:table-cell table:number-columns-repeated="1022"/>
        </table:table-row>
        <table:table-row table:style-name="ro5">
          <table:table-cell office:value-type="float" office:value="4">
            <text:p>4</text:p>
          </table:table-cell>
          <table:table-cell office:value-type="string">
            <text:p>Later.</text:p>
          </table:table-cell>
          <table:table-cell table:number-columns-repeated="1022"/>
        </table:table-row>
        <table:table-row table:style-name="ro5">
          <table:table-cell office:value-type="float" office:value="5">
            <text:p>5</text:p>
          </table:table-cell>
          <table:table-cell office:value-type="string">
            <text:p>Other can help me to improve my desing as i can help us.</text:p>
          </table:table-cell>
          <table:table-cell table:number-columns-repeated="1022"/>
        </table:table-row>
        <table:table-row table:style-name="ro5">
          <table:table-cell office:value-type="float" office:value="6">
            <text:p>6</text:p>
          </table:table-cell>
          <table:table-cell office:value-type="string">
            <text:p>Mainly use other design ideas to incorporate into functional baseline of my project. Hope to evolve to be a provider instead of a consumer.</text:p>
          </table:table-cell>
          <table:table-cell table:number-columns-repeated="1022"/>
        </table:table-row>
        <table:table-row table:style-name="ro5">
          <table:table-cell office:value-type="float" office:value="7">
            <text:p>7</text:p>
          </table:table-cell>
          <table:table-cell office:value-type="string">
            <text:p>I draw from open source designs.</text:p>
          </table:table-cell>
          <table:table-cell table:number-columns-repeated="1022"/>
        </table:table-row>
        <table:table-row table:style-name="ro5">
          <table:table-cell office:value-type="float" office:value="8">
            <text:p>8</text:p>
          </table:table-cell>
          <table:table-cell office:value-type="string">
            <text:p>I am mainly a "consumer". I do not have any formal training and need to ask a lot of questions. I am also at the very beginning of my design, most of it is concept work. Arduino Forum users are amazingly helpful.</text:p>
          </table:table-cell>
          <table:table-cell table:number-columns-repeated="1022"/>
        </table:table-row>
        <table:table-row table:style-name="ro5">
          <table:table-cell office:value-type="float" office:value="9">
            <text:p>9</text:p>
          </table:table-cell>
          <table:table-cell office:value-type="string">
            <text:p>I usually try out ideas for improvements before submitting them to the community because there are many people just using the existing design. So this design should be mature and working. I like to learn tricks from others but implement them by myself into my own designs to keep it coherent.</text:p>
          </table:table-cell>
          <table:table-cell table:number-columns-repeated="1022"/>
        </table:table-row>
        <table:table-row table:style-name="ro5">
          <table:table-cell office:value-type="float" office:value="10">
            <text:p>10</text:p>
          </table:table-cell>
          <table:table-cell office:value-type="string">
            <text:p>see my previous (and also next) comment.</text:p>
          </table:table-cell>
          <table:table-cell table:number-columns-repeated="1022"/>
        </table:table-row>
        <table:table-row table:style-name="ro5">
          <table:table-cell office:value-type="float" office:value="11">
            <text:p>11</text:p>
          </table:table-cell>
          <table:table-cell office:value-type="string">
            <text:p>In some cases I download others designs and directly work on them to adapt and improve them sending back my changes. People normally come to me with suggestions that I incorporate into my designs. Rarely someone actually takes my designs and directly incorporates their ideas into the files.</text:p>
          </table:table-cell>
          <table:table-cell table:number-columns-repeated="1022"/>
        </table:table-row>
        <table:table-row table:style-name="ro5">
          <table:table-cell office:value-type="float" office:value="12">
            <text:p>12</text:p>
          </table:table-cell>
          <table:table-cell office:value-type="string">
            <text:p>Check a collection of favorite website often to see whats going on in the open source world. Read comments, post comments occasionally. <text:s/>Usually can find an answer to a problem in a forum somewhere.</text:p>
          </table:table-cell>
          <table:table-cell table:number-columns-repeated="1022"/>
        </table:table-row>
        <table:table-row table:style-name="ro5">
          <table:table-cell office:value-type="float" office:value="13">
            <text:p>13</text:p>
          </table:table-cell>
          <table:table-cell office:value-type="string">
            <text:p>just getting into the RTOS so I am drawing on others designs for understanding the relationships in routines, interrupts and clocking. There is a lot going on, and some data may not be interrupted while others can be skipped if necessary to maintain timing.IE CAN2.0B and audio stream.</text:p>
          </table:table-cell>
          <table:table-cell table:number-columns-repeated="1022"/>
        </table:table-row>
        <table:table-row table:style-name="ro5">
          <table:table-cell office:value-type="float" office:value="14">
            <text:p>14</text:p>
          </table:table-cell>
          <table:table-cell office:value-type="string">
            <text:p>usually I write my suggestions on forum</text:p>
          </table:table-cell>
          <table:table-cell table:number-columns-repeated="1022"/>
        </table:table-row>
        <table:table-row table:style-name="ro5">
          <table:table-cell office:value-type="float" office:value="15">
            <text:p>15</text:p>
          </table:table-cell>
          <table:table-cell office:value-type="string">
            <text:p>I try to find common problems and solutions but in my work as an air quality scientist I often find problems that are fairly unique so direct communication is not generally straightforward. Nevertheless, I try to compartmentalise my work so that modules that are of use to others can be taken and also improvements suggested by others can be incorporated to them.</text:p>
          </table:table-cell>
          <table:table-cell table:number-columns-repeated="1022"/>
        </table:table-row>
        <table:table-row table:style-name="ro6">
          <table:table-cell office:value-type="float" office:value="16">
            <text:p>16</text:p>
          </table:table-cell>
          <table:table-cell office:value-type="string">
            <text:p>I am new to formal open source design. <text:s/>Previously I have published my designs in magazines, largely as a cheap alternative to patenting them. <text:s/>Once it is published it is hard for others to patent my design and not allow me to use it.</text:p>
            <text:p>Open source seems to be a faster and more convenient way to do this.</text:p>
          </table:table-cell>
          <table:table-cell table:number-columns-repeated="1022"/>
        </table:table-row>
        <table:table-row table:style-name="ro5">
          <table:table-cell office:value-type="float" office:value="17">
            <text:p>17</text:p>
          </table:table-cell>
          <table:table-cell office:value-type="string">
            <text:p>I have used open published designs for many years as the starting point for things I have built both for fun and professionally. I have not published any of my hardware work yet but would do so to the extent that I thought it would be helpful to others.</text:p>
          </table:table-cell>
          <table:table-cell table:number-columns-repeated="1022"/>
        </table:table-row>
        <table:table-row table:style-name="ro5">
          <table:table-cell office:value-type="float" office:value="18">
            <text:p>18</text:p>
          </table:table-cell>
          <table:table-cell office:value-type="string">
            <text:p>Fairwaves and Close-Haul have reviewed schematics, discussed technical trade offs, assisted with debugging etc. I've helped them out with FPGA design. <text:s/>It's an informal arrangement and we haven't discussed revenue sharing from future hardware sales, but it works well for now.</text:p>
          </table:table-cell>
          <table:table-cell table:number-columns-repeated="1022"/>
        </table:table-row>
        <table:table-row table:style-name="ro5">
          <table:table-cell office:value-type="float" office:value="19">
            <text:p>19</text:p>
          </table:table-cell>
          <table:table-cell office:value-type="string">
            <text:p>I tend to mix and match software and hardware from many different projects.</text:p>
          </table:table-cell>
          <table:table-cell table:number-columns-repeated="1022"/>
        </table:table-row>
        <table:table-row table:style-name="ro5">
          <table:table-cell office:value-type="float" office:value="20">
            <text:p>20</text:p>
          </table:table-cell>
          <table:table-cell office:value-type="string">
            <text:p>Mostly asking for advice in forums if there is a fence between concept and product halting development. And paying attention to issues raised in case I can contribute any experience. But I'm fairly new to writing hardware,</text:p>
          </table:table-cell>
          <table:table-cell table:number-columns-repeated="1022"/>
        </table:table-row>
        <table:table-row table:style-name="ro7">
          <table:table-cell office:value-type="float" office:value="21">
            <text:p>21</text:p>
          </table:table-cell>
          <table:table-cell office:value-type="string">
            <text:p>I was dissatisfied with existing battery powered guitar amplifiers, so I made my own. <text:s/>Everyone at the time used the LM386 but I'm not a big fan of the sound of that chip, so I started exploring other chips. <text:s/>So, no, I did not borrow anything from existing designs. <text:s/>:) <text:s/>I tried to adapt a FET input stage for my amplifier but was completely unsuccessful in the breadboarding stages and I didn't understand enough discrete transistor theory to be able to figure out how to fix or adapt it. <text:s/>[I did not reach out to them because it didn't occur to me and it's uncomfortable admitting ignorance.] <text:s/></text:p>
            <text:p/>
            <text:p>I do understand opamps however, at least the basics, and I muddled my way through designing a front end that sounds good when a guitar signal runs through it, and is not too harsh when pushed into distortion.</text:p>
            <text:p/>
            <text:p>As for any impact I've had, what I've found is many people (my target market, not other OSHW designers) are switching to using the chip I used, the TBA820M. <text:s/>But they buy a pre-manufactured kit made in china and put that kit in a box that they have designed or made. <text:s/></text:p>
            <text:p/>
            <text:p>In making the Stella Amp I was hoping to spark a vibrant community around the amp and its design, maybe someone else could make a version with a different front end, and I would love to see someone just make the design from scratch without buying a kit from me. <text:s/>As yet I have yet to see that happen, and I suspect it's because the TBA820M is not a simple chip, it requires some specialized components (220pf capacitors) that, although they are easily available, are not the kind of thing one has laying around the house.</text:p>
            <text:p/>
            <text:p>I am getting discouraged that no one is talking about my amp online, people buy it, and then use it. <text:s/>What little feedback I've gotten from customers is that they LOVE it when it is all done, but that love never makes its way back on to the internet. <text:s/>I will keep going, however, even though it's not as much of a success as I have hoped.</text:p>
            <text:p/>
            <text:p>(I suppose, in self reflection, that I am guilty of that myself, two of my favorite adafruit kits which I use constantly I have never spoken about online.)</text:p>
          </table:table-cell>
          <table:table-cell table:number-columns-repeated="1022"/>
        </table:table-row>
        <table:table-row table:style-name="ro5">
          <table:table-cell office:value-type="float" office:value="22">
            <text:p>22</text:p>
          </table:table-cell>
          <table:table-cell office:value-type="string">
            <text:p>Right now I'm working independently.</text:p>
          </table:table-cell>
          <table:table-cell table:number-columns-repeated="1022"/>
        </table:table-row>
        <table:table-row table:style-name="ro5">
          <table:table-cell office:value-type="float" office:value="23">
            <text:p>23</text:p>
          </table:table-cell>
          <table:table-cell office:value-type="string">
            <text:p>Most of the hardware I develop is for professional reasons. I usually draw on the reference designs of manufacturers as a place to start my own hardware designs from. When I find problems I report them. <text:s/>All my design are available for the asking, but not published anywhere specifically.</text:p>
          </table:table-cell>
          <table:table-cell table:number-columns-repeated="1022"/>
        </table:table-row>
        <table:table-row table:style-name="ro8">
          <table:table-cell office:value-type="float" office:value="24">
            <text:p>24</text:p>
          </table:table-cell>
          <table:table-cell office:value-type="string">
            <text:p>The open hardware projects that we have build upon most closely are probably jeelabs and arduino in terms of using their eagle pcb files as a basis for further design, such as our emonglcd unit which takes the jeelabs lcd file combines it with a jeenode on one board and then we have added to that push switches, light and temperature sensing to create a complete all on one pcb unit.</text:p>
            <text:p/>
            <text:p>We have collaborated in a more two way process with the nanode project helping to shape the design of their nanodeRF board and creating example sketches for both our communities to use.</text:p>
            <text:p/>
            <text:p>We have help the all power labs open source gasifier project to integrate energy monitoring in their project.</text:p>
            <text:p/>
            <text:p>We're beginning to collaborate more closely with a couple of IOT open hardware initiatives in the UK such as the open kontrol gateway and SKPangs londonIOT gateway initiative. The collaboration is focused on making our projects compatible with each other, by making sure they have compatible wireless coms, data packet structures etc.</text:p>
          </table:table-cell>
          <table:table-cell table:number-columns-repeated="1022"/>
        </table:table-row>
        <table:table-row table:style-name="ro5">
          <table:table-cell office:value-type="float" office:value="25">
            <text:p>25</text:p>
          </table:table-cell>
          <table:table-cell office:value-type="string">
            <text:p>To date, it has been basing our designs on existing material. That will change with the imminent launch of our first own open source developed product.</text:p>
          </table:table-cell>
          <table:table-cell table:number-columns-repeated="1022"/>
        </table:table-row>
        <table:table-row table:style-name="ro5">
          <table:table-cell office:value-type="float" office:value="26">
            <text:p>26</text:p>
          </table:table-cell>
          <table:table-cell office:value-type="string">
            <text:p>At this point I usually just pick open hardware items that would fit into a design I am working on or design something around an open source hardware item I might discover someone else has designed. Currently, I spend most of my time working on designs alone but hope to join a local group/club to give/receive feedback and collaborate with other open source hardware designers.</text:p>
          </table:table-cell>
          <table:table-cell table:number-columns-repeated="1022"/>
        </table:table-row>
        <table:table-row table:style-name="ro5">
          <table:table-cell office:value-type="float" office:value="27">
            <text:p>27</text:p>
          </table:table-cell>
          <table:table-cell office:value-type="string">
            <text:p>I built my CNC router based on plans from buildyourcnc.com. I have participated in the forums to give/receive advice.</text:p>
          </table:table-cell>
          <table:table-cell table:number-columns-repeated="1022"/>
        </table:table-row>
        <table:table-row table:style-name="ro5">
          <table:table-cell office:value-type="float" office:value="28">
            <text:p>28</text:p>
          </table:table-cell>
          <table:table-cell office:value-type="string">
            <text:p>So far it has been a way to educate myself and find new/better paterns</text:p>
          </table:table-cell>
          <table:table-cell table:number-columns-repeated="1022"/>
        </table:table-row>
        <table:table-row table:style-name="ro5">
          <table:table-cell office:value-type="float" office:value="29">
            <text:p>29</text:p>
          </table:table-cell>
          <table:table-cell office:value-type="string">
            <text:p>Fringe Wanna-Be</text:p>
          </table:table-cell>
          <table:table-cell table:number-columns-repeated="1022"/>
        </table:table-row>
        <table:table-row table:style-name="ro5">
          <table:table-cell office:value-type="float" office:value="30">
            <text:p>30</text:p>
          </table:table-cell>
          <table:table-cell office:value-type="string">
            <text:p>I have. Both solicited feedback on my designs, and have commented on the designs of others, especially on GNU radio.</text:p>
          </table:table-cell>
          <table:table-cell table:number-columns-repeated="1022"/>
        </table:table-row>
        <table:table-row table:style-name="ro5">
          <table:table-cell office:value-type="float" office:value="31">
            <text:p>31</text:p>
          </table:table-cell>
          <table:table-cell office:value-type="string">
            <text:p>Right now, my ideas are just ideas. <text:s/>Although I would like to change that soon.</text:p>
          </table:table-cell>
          <table:table-cell table:number-columns-repeated="1022"/>
        </table:table-row>
        <table:table-row table:style-name="ro5">
          <table:table-cell office:value-type="float" office:value="32">
            <text:p>32</text:p>
          </table:table-cell>
          <table:table-cell office:value-type="string">
            <text:p>Some involvement with Open Source Verilog FPGA projects.</text:p>
          </table:table-cell>
          <table:table-cell table:number-columns-repeated="1022"/>
        </table:table-row>
        <table:table-row table:style-name="ro5">
          <table:table-cell office:value-type="float" office:value="33">
            <text:p>33</text:p>
          </table:table-cell>
          <table:table-cell office:value-type="string">
            <text:p>I always try to keep compatibility with Arduino, which is in my opinion the most widely used open source hardware platform. I always try to select open source (or at least free) design tools, for the mechanical parts, the electronics, and the software itself (ie compilers). So the users will be able to modify using just free/open source software too. I also study open source designs to learn.</text:p>
          </table:table-cell>
          <table:table-cell table:number-columns-repeated="1022"/>
        </table:table-row>
        <table:table-row table:style-name="ro5">
          <table:table-cell office:value-type="float" office:value="34">
            <text:p>34</text:p>
          </table:table-cell>
          <table:table-cell office:value-type="string">
            <text:p>I use the Arduino forum a ton. <text:s/>I like to help others on what they do, and they help me for what I do.</text:p>
          </table:table-cell>
          <table:table-cell table:number-columns-repeated="1022"/>
        </table:table-row>
        <table:table-row table:style-name="ro5">
          <table:table-cell office:value-type="float" office:value="35">
            <text:p>35</text:p>
          </table:table-cell>
          <table:table-cell office:value-type="string">
            <text:p>Is very difficult to be specific, in general, you make a sugest, if it works, ¡excellent! same in the othr way.</text:p>
          </table:table-cell>
          <table:table-cell table:number-columns-repeated="1022"/>
        </table:table-row>
        <table:table-row table:style-name="ro5">
          <table:table-cell office:value-type="float" office:value="36">
            <text:p>36</text:p>
          </table:table-cell>
          <table:table-cell office:value-type="string">
            <text:p>Not released yet, too soon to say.</text:p>
          </table:table-cell>
          <table:table-cell table:number-columns-repeated="1022"/>
        </table:table-row>
        <table:table-row table:style-name="ro5">
          <table:table-cell office:value-type="float" office:value="37">
            <text:p>37</text:p>
          </table:table-cell>
          <table:table-cell office:value-type="string">
            <text:p>I draw heavily on others designs. Most of my alterations are basic and because of this they don't really add much to the community and as such they don't really get any attention (and they don't deserve any).</text:p>
          </table:table-cell>
          <table:table-cell table:number-columns-repeated="1022"/>
        </table:table-row>
        <table:table-row table:style-name="ro5">
          <table:table-cell office:value-type="float" office:value="38">
            <text:p>38</text:p>
          </table:table-cell>
          <table:table-cell office:value-type="string">
            <text:p>i copy, learn and spread the knowledge i have gained. i do suggest improvements to help and support.</text:p>
          </table:table-cell>
          <table:table-cell table:number-columns-repeated="1022"/>
        </table:table-row>
        <table:table-row table:style-name="ro5">
          <table:table-cell office:value-type="float" office:value="39">
            <text:p>39</text:p>
          </table:table-cell>
          <table:table-cell office:value-type="string">
            <text:p>Used for reference and comparison to my projects. <text:s/>I offer suggestions when I can or help fix bugs that are bothering me.</text:p>
          </table:table-cell>
          <table:table-cell table:number-columns-repeated="1022"/>
        </table:table-row>
        <table:table-row table:style-name="ro5">
          <table:table-cell office:value-type="float" office:value="40">
            <text:p>40</text:p>
          </table:table-cell>
          <table:table-cell office:value-type="string">
            <text:p>I mostly draw on other's designs to benefit my own amateur work.</text:p>
          </table:table-cell>
          <table:table-cell table:number-columns-repeated="1022"/>
        </table:table-row>
        <table:table-row table:style-name="ro5">
          <table:table-cell office:value-type="float" office:value="41">
            <text:p>41</text:p>
          </table:table-cell>
          <table:table-cell office:value-type="string">
            <text:p>I have drawn knowledge from projects. I have then utilized that knowledge in developing something new. I have helped others build my designs via on-line communities or direct contact. The main relationship between my work and others is in the area of knowledge and inspiration.</text:p>
          </table:table-cell>
          <table:table-cell table:number-columns-repeated="1022"/>
        </table:table-row>
        <table:table-row table:style-name="ro5">
          <table:table-cell office:value-type="float" office:value="42">
            <text:p>42</text:p>
          </table:table-cell>
          <table:table-cell office:value-type="string">
            <text:p>Bian Schmalz created the UB32 Bitwhacker. We collaborated and created the Fubarino SD, and the Fubarino Mini boards. I've created open source hardware for my students and published in on Gihtub.</text:p>
          </table:table-cell>
          <table:table-cell table:number-columns-repeated="1022"/>
        </table:table-row>
        <table:table-row table:style-name="ro5">
          <table:table-cell office:value-type="float" office:value="43">
            <text:p>43</text:p>
          </table:table-cell>
          <table:table-cell office:value-type="string">
            <text:p>The tinyOS based sensor networking gear is interrelated, but has not triggered any known shared work or feedback yet -- it is not sold much and early yet.</text:p>
          </table:table-cell>
          <table:table-cell table:number-columns-repeated="1022"/>
        </table:table-row>
        <table:table-row table:style-name="ro5">
          <table:table-cell office:value-type="float" office:value="44">
            <text:p>44</text:p>
          </table:table-cell>
          <table:table-cell office:value-type="string">
            <text:p>I used OSHW to learn electronics. <text:s/>I used to draw on OSHW designs but don't really need to do so that much anymore. <text:s/>However it certainly saves a lot of time to grab a basic schematic for a particular processor (for example).</text:p>
          </table:table-cell>
          <table:table-cell table:number-columns-repeated="1022"/>
        </table:table-row>
        <table:table-row table:style-name="ro5">
          <table:table-cell office:value-type="float" office:value="45">
            <text:p>45</text:p>
          </table:table-cell>
          <table:table-cell office:value-type="string">
            <text:p>I've been collaborating with various people in different countries over the past 30+ years.</text:p>
          </table:table-cell>
          <table:table-cell table:number-columns-repeated="1022"/>
        </table:table-row>
        <table:table-row table:style-name="ro5">
          <table:table-cell office:value-type="float" office:value="46">
            <text:p>46</text:p>
          </table:table-cell>
          <table:table-cell office:value-type="string">
            <text:p>I guide students in the direction of open source Hardware for design projects. I am not currently involved in any specific open source hardware projects as a contributor.</text:p>
          </table:table-cell>
          <table:table-cell table:number-columns-repeated="1022"/>
        </table:table-row>
        <table:table-row table:style-name="ro5">
          <table:table-cell table:style-name="ce9" office:value-type="float" office:value="47">
            <text:p>47</text:p>
          </table:table-cell>
          <table:table-cell table:style-name="ce16" office:value-type="string">
            <text:p>Too early to tell. Thanks to our open source software <text:s/>[part of this response<text:span text:style-name="T1"> contained information that may identify the respondent and </text:span><text:span text:style-name="T1">was removed to protect their anonymity</text:span><text:span text:style-name="T2">]</text:span>, two companies have switched to the [part of this response<text:span text:style-name="T1"> contained information that may identify the </text:span><text:span text:style-name="T1">respondent and was removed to protect their anonymity</text:span><text:span text:style-name="T2">]</text:span> microcontrollers (GHI and SecretLabs). We'll see what happens when our own boards come out.</text:p>
          </table:table-cell>
          <table:table-cell table:style-name="ce16" table:number-columns-repeated="1022"/>
        </table:table-row>
        <table:table-row table:style-name="ro5">
          <table:table-cell office:value-type="float" office:value="48">
            <text:p>48</text:p>
          </table:table-cell>
          <table:table-cell office:value-type="string">
            <text:p>I am adapting the pHduino project to communicate with used Android smartphones. <text:s/>The pHduino project is under a copyleft license, so the creator is uninterested in anybody selling anything related to his design. <text:s/>It is, therefore, very much a one-way street.</text:p>
          </table:table-cell>
          <table:table-cell table:number-columns-repeated="1022"/>
        </table:table-row>
        <table:table-row table:style-name="ro5">
          <table:table-cell office:value-type="float" office:value="49">
            <text:p>49</text:p>
          </table:table-cell>
          <table:table-cell office:value-type="string">
            <text:p>I'm just starting out in this space, so minimal involvement with the wider community so far.</text:p>
          </table:table-cell>
          <table:table-cell table:number-columns-repeated="1022"/>
        </table:table-row>
        <table:table-row table:style-name="ro5">
          <table:table-cell office:value-type="float" office:value="50">
            <text:p>50</text:p>
          </table:table-cell>
          <table:table-cell office:value-type="string">
            <text:p>I often draw on them I guess, use them as a starting point. alot of brainstorming based on others designs and comments</text:p>
          </table:table-cell>
          <table:table-cell table:number-columns-repeated="1022"/>
        </table:table-row>
        <table:table-row table:style-name="ro5">
          <table:table-cell table:style-name="ce9" office:value-type="float" office:value="51">
            <text:p>51</text:p>
          </table:table-cell>
          <table:table-cell table:style-name="ce16" office:value-type="string">
            <text:p>at this point in time we are working off developing the <text:s/>[part of this response<text:span text:style-name="T1"> contained information that may identify the respondent and </text:span><text:span text:style-name="T1">was removed to protect their anonymity</text:span><text:span text:style-name="T2">]</text:span> off non-open looms. yes we draw on there designs but the challenges are to think of new ways to develop the mechanism so that we are not infringing on other folks work. the weaving world is very small. i'm not interested in stepping on certain people's toes when it comes to their livelyhood. I'm just interested in building a tool that i can afford and others can build - and then they can take it from there and modify. our development is very colaborative, all team members participate and bounce ideas off each other. the project's be interest is at heart, not egos. respect and desire for the best project possible is at the heart of this endeavor</text:p>
          </table:table-cell>
          <table:table-cell table:style-name="ce16" table:number-columns-repeated="1022"/>
        </table:table-row>
        <table:table-row table:style-name="ro5">
          <table:table-cell office:value-type="float" office:value="52">
            <text:p>52</text:p>
          </table:table-cell>
          <table:table-cell office:value-type="string">
            <text:p>Of course, Arduino.</text:p>
          </table:table-cell>
          <table:table-cell table:number-columns-repeated="1022"/>
        </table:table-row>
        <table:table-row table:style-name="ro5">
          <table:table-cell office:value-type="float" office:value="53">
            <text:p>53</text:p>
          </table:table-cell>
          <table:table-cell office:value-type="string">
            <text:p>I use various open source hw products as base to create rapid prototype, develop solution, evaluate methodology.</text:p>
          </table:table-cell>
          <table:table-cell table:number-columns-repeated="1022"/>
        </table:table-row>
        <table:table-row table:style-name="ro5">
          <table:table-cell office:value-type="float" office:value="54">
            <text:p>54</text:p>
          </table:table-cell>
          <table:table-cell office:value-type="string">
            <text:p>Constructive criticism and helpful creative/technical input on both sides.</text:p>
          </table:table-cell>
          <table:table-cell table:number-columns-repeated="1022"/>
        </table:table-row>
        <table:table-row table:style-name="ro5">
          <table:table-cell office:value-type="float" office:value="55">
            <text:p>55</text:p>
          </table:table-cell>
          <table:table-cell office:value-type="string">
            <text:p>There's no sense reinventing the wheel. There are many options out there that will work, some better than others, but the best design suits me well. I would rather take that design and focus my time improving upon what I feel it's lacking rather than starting from zero and wasting my efforts recreating what someone else has already done.</text:p>
          </table:table-cell>
          <table:table-cell table:number-columns-repeated="1022"/>
        </table:table-row>
        <table:table-row table:style-name="ro5">
          <table:table-cell office:value-type="float" office:value="56">
            <text:p>56</text:p>
          </table:table-cell>
          <table:table-cell office:value-type="string">
            <text:p>I look at what other people are doing all the time for inspiration</text:p>
          </table:table-cell>
          <table:table-cell table:number-columns-repeated="1022"/>
        </table:table-row>
        <table:table-row table:style-name="ro5">
          <table:table-cell office:value-type="float" office:value="57">
            <text:p>57</text:p>
          </table:table-cell>
          <table:table-cell office:value-type="string">
            <text:p>we work closely with other open hardware projects, exchanging CAD files, machine designs, part lists, source code, etc.</text:p>
          </table:table-cell>
          <table:table-cell table:number-columns-repeated="1022"/>
        </table:table-row>
        <table:table-row table:style-name="ro5">
          <table:table-cell office:value-type="float" office:value="58">
            <text:p>58</text:p>
          </table:table-cell>
          <table:table-cell office:value-type="string">
            <text:p>Other projects are a true point of inspiration for me. I am always amazed by the creativity and resourcefulness of all the other makers out there. I try to draw on this inspiration and their creativity to make my projects better! I hope there is a give and take and that others find inspiration in my work, leading to a feedback loop that helps all of us out!</text:p>
          </table:table-cell>
          <table:table-cell table:number-columns-repeated="1022"/>
        </table:table-row>
        <table:table-row table:style-name="ro5">
          <table:table-cell office:value-type="float" office:value="59">
            <text:p>59</text:p>
          </table:table-cell>
          <table:table-cell office:value-type="string">
            <text:p>People just use my designs and one one has ever suggested improvements. <text:s/>This is because my designs are few and fairly advanced.</text:p>
          </table:table-cell>
          <table:table-cell table:number-columns-repeated="1022"/>
        </table:table-row>
        <table:table-row table:style-name="ro5">
          <table:table-cell office:value-type="float" office:value="60">
            <text:p>60</text:p>
          </table:table-cell>
          <table:table-cell office:value-type="string">
            <text:p>The majority of my inspiration comes from projects on display at www.hackaday.com. When I see a project there that I think I can improve, or do differently/better, it inspires me to create it. When the project is complete, I send a notification to HaD, to be presented as well.</text:p>
          </table:table-cell>
          <table:table-cell table:number-columns-repeated="1022"/>
        </table:table-row>
        <table:table-row table:style-name="ro5">
          <table:table-cell office:value-type="float" office:value="61">
            <text:p>61</text:p>
          </table:table-cell>
          <table:table-cell office:value-type="string">
            <text:p>sometimes I draw.</text:p>
          </table:table-cell>
          <table:table-cell table:number-columns-repeated="1022"/>
        </table:table-row>
        <table:table-row table:style-name="ro6">
          <table:table-cell office:value-type="float" office:value="62">
            <text:p>62</text:p>
          </table:table-cell>
          <table:table-cell office:value-type="string">
            <text:p>The process is "intimate" when compared to other development/research/design processes. </text:p>
            <text:p>I frequently post the work on my project, online, on a collaborative website. <text:s/>Individuals examine my work, examine results and suggest improvements. <text:s/>While our projects are not the same, there are enough similarities that we borrow from each other. <text:s/>As an amateur, I'm learning a tremendous amount from the experts. <text:s/>Occasionally, my naive approach will suggest an alternate solution that their experience/education may have overlooked.</text:p>
          </table:table-cell>
          <table:table-cell table:number-columns-repeated="1022"/>
        </table:table-row>
        <table:table-row table:style-name="ro5">
          <table:table-cell office:value-type="float" office:value="63">
            <text:p>63</text:p>
          </table:table-cell>
          <table:table-cell office:value-type="string">
            <text:p>Whenever I have an idea, I search for a related open-source project that I can repurpose or simply improve upon. <text:s/>As an individual, it helps save me time as I can benefit from the knowledge that was used to build the existing project, whereas often times there are pitfalls within any design that are time consuming. <text:s/>Open-source allows using the "tribal knowledge" that is not written in any data sheet or book because such knowledge is often overlooked or assumed. <text:s/>When I have a successful project, I usually post it on my blog or http://code.google.com to share it. <text:s/>Open-source allows the individual to more quickly develop a design as they build upon the achievements of others. <text:s/>Normally, this would happen in a company and designs would be built upon the achievements of only those within the company - this model limits scope and creativity to the relatively small group of people that have worked within the company.</text:p>
          </table:table-cell>
          <table:table-cell table:number-columns-repeated="1022"/>
        </table:table-row>
        <table:table-row table:style-name="ro5">
          <table:table-cell office:value-type="float" office:value="64">
            <text:p>64</text:p>
          </table:table-cell>
          <table:table-cell office:value-type="string">
            <text:p>Draw on their design so they can draw on mine.The relationship is simply into download and uploads for the moment.</text:p>
          </table:table-cell>
          <table:table-cell table:number-columns-repeated="1022"/>
        </table:table-row>
        <table:table-row table:style-name="ro5">
          <table:table-cell office:value-type="float" office:value="65">
            <text:p>65</text:p>
          </table:table-cell>
          <table:table-cell office:value-type="string">
            <text:p>I have drawn a large amount of knowledge from looking over other open hardware projects in the last few months. <text:s/>I hope to be able to get further into this community in the coming months.</text:p>
          </table:table-cell>
          <table:table-cell table:number-columns-repeated="1022"/>
        </table:table-row>
        <table:table-row table:style-name="ro5">
          <table:table-cell office:value-type="float" office:value="66">
            <text:p>66</text:p>
          </table:table-cell>
          <table:table-cell office:value-type="string">
            <text:p>Mostly I use existing resources to educate myself on how all the bits and pieces work, and how I can make them work together.</text:p>
          </table:table-cell>
          <table:table-cell table:number-columns-repeated="1022"/>
        </table:table-row>
        <table:table-row table:style-name="ro5">
          <table:table-cell office:value-type="float" office:value="67">
            <text:p>67</text:p>
          </table:table-cell>
          <table:table-cell office:value-type="string">
            <text:p>To be continued....</text:p>
          </table:table-cell>
          <table:table-cell table:number-columns-repeated="1022"/>
        </table:table-row>
        <table:table-row table:style-name="ro9">
          <table:table-cell office:value-type="float" office:value="68">
            <text:p>68</text:p>
          </table:table-cell>
          <table:table-cell office:value-type="string">
            <text:p>As far as electronics projects, I often look at other projects and will occasionally offer suggestions if I think I have anything to add. <text:s/>If I find something that fits a particular need, I'll modify it and send my changes back.</text:p>
            <text:p/>
            <text:p>My work is often just put out there as a "here it is if it's useful to you". <text:s/>It has a known userbase of about a dozen people, but the designs have been downloaded hundreds of times. <text:s/>Hopefully somebody is finding it useful.</text:p>
          </table:table-cell>
          <table:table-cell table:number-columns-repeated="1022"/>
        </table:table-row>
        <table:table-row table:style-name="ro5">
          <table:table-cell office:value-type="float" office:value="69">
            <text:p>69</text:p>
          </table:table-cell>
          <table:table-cell office:value-type="string">
            <text:p>I mostly draw on pre-existing designs and flesh out the finer details to my needs. My work is very much reliant on the efforts of others.</text:p>
          </table:table-cell>
          <table:table-cell table:number-columns-repeated="1022"/>
        </table:table-row>
        <table:table-row table:style-name="ro5">
          <table:table-cell office:value-type="float" office:value="70">
            <text:p>70</text:p>
          </table:table-cell>
          <table:table-cell office:value-type="string">
            <text:p>not going to do it!!</text:p>
          </table:table-cell>
          <table:table-cell table:number-columns-repeated="1022"/>
        </table:table-row>
        <table:table-row table:style-name="ro5">
          <table:table-cell office:value-type="float" office:value="71">
            <text:p>71</text:p>
          </table:table-cell>
          <table:table-cell office:value-type="string">
            <text:p>I will be using Arduino open source hardware integrated into my project.</text:p>
          </table:table-cell>
          <table:table-cell table:number-columns-repeated="1022"/>
        </table:table-row>
        <table:table-row table:style-name="ro10">
          <table:table-cell office:value-type="float" office:value="72">
            <text:p>72</text:p>
          </table:table-cell>
          <table:table-cell office:value-type="string">
            <text:p>I can't think of an open source hardware project that I have directly forked (which is interesting considering how often I have modified open source software). <text:s/>However, I have used many open source hardware devices and have often relied on open source hardware design files as an educational resource while working on projects that include similar elements.</text:p>
            <text:p/>
            <text:p>My own projects have been forked or copied a couple of times by others but not (yet) with any significant results.</text:p>
            <text:p/>
            <text:p>I often talk with other open source hardware designers about their and my designs. <text:s/>Sometimes this is a mentorship, sometimes a collaboration.</text:p>
          </table:table-cell>
          <table:table-cell table:number-columns-repeated="1022"/>
        </table:table-row>
        <table:table-row table:style-name="ro5">
          <table:table-cell office:value-type="float" office:value="73">
            <text:p>73</text:p>
          </table:table-cell>
          <table:table-cell office:value-type="string">
            <text:p>I normally like to use other people open-source to learn and expand my knowledge so that I have the tools to building something with those skills.</text:p>
          </table:table-cell>
          <table:table-cell table:number-columns-repeated="1022"/>
        </table:table-row>
        <table:table-row table:style-name="ro5">
          <table:table-cell office:value-type="float" office:value="74">
            <text:p>74</text:p>
          </table:table-cell>
          <table:table-cell office:value-type="string">
            <text:p>I have no electronics training other than what I got from other open-source hardware projects, data sheets and application notes. <text:s/>I'm not aware of others making use of my hardware designs, but they are not very visible.</text:p>
          </table:table-cell>
          <table:table-cell table:number-columns-repeated="1022"/>
        </table:table-row>
        <table:table-row table:style-name="ro5">
          <table:table-cell office:value-type="float" office:value="75">
            <text:p>75</text:p>
          </table:table-cell>
          <table:table-cell office:value-type="string">
            <text:p>I'm still fairly new to the OSHW community. <text:s/>Currently, I have been mostly using open source designs as a starting point for my own endevours, both at work and for DYI and other personal projects. <text:s/>However, I have given some advice and help to others when I felt able to do so. <text:s/>Also, once some of my projects have progressed far enough, I intend to make them available online.</text:p>
          </table:table-cell>
          <table:table-cell table:number-columns-repeated="1022"/>
        </table:table-row>
        <table:table-row table:style-name="ro6">
          <table:table-cell office:value-type="float" office:value="76">
            <text:p>76</text:p>
          </table:table-cell>
          <table:table-cell office:value-type="string">
            <text:p>Currently working on a quad copter.</text:p>
            <text:p>First OpenSource Project was proposed on a bulletin board in the 90's. The project didn't catch on, and never developed beyond a discussion, but the model was there - Open, Shared Design.</text:p>
          </table:table-cell>
          <table:table-cell table:number-columns-repeated="1022"/>
        </table:table-row>
        <table:table-row table:style-name="ro5">
          <table:table-cell office:value-type="float" office:value="77">
            <text:p>77</text:p>
          </table:table-cell>
          <table:table-cell office:value-type="string">
            <text:p>See above #12</text:p>
          </table:table-cell>
          <table:table-cell table:number-columns-repeated="1022"/>
        </table:table-row>
        <table:table-row table:style-name="ro5">
          <table:table-cell office:value-type="float" office:value="78">
            <text:p>78</text:p>
          </table:table-cell>
          <table:table-cell office:value-type="string">
            <text:p>As of now, I have not had relation with other open source hardware projects. I get feedback / improvement requests from people who use the stuff <text:s/>I design.</text:p>
          </table:table-cell>
          <table:table-cell table:number-columns-repeated="1022"/>
        </table:table-row>
        <table:table-row table:style-name="ro5">
          <table:table-cell office:value-type="float" office:value="79">
            <text:p>79</text:p>
          </table:table-cell>
          <table:table-cell office:value-type="string">
            <text:p>Works more or less like a company support but 24h. You buy a product that have a lot of support for users and you can share ideas to make it work for the purpose you are interested in. The learning curve is really fast which is perfect when you have deadlines and the quality is not your main concern. Remember I usually just need to prove that a concept can work.</text:p>
          </table:table-cell>
          <table:table-cell table:number-columns-repeated="1022"/>
        </table:table-row>
        <table:table-row table:style-name="ro5">
          <table:table-cell office:value-type="float" office:value="80">
            <text:p>80</text:p>
          </table:table-cell>
          <table:table-cell office:value-type="string">
            <text:p>I communicate with fellow makers to receive ideas and feedback, and do they same for others.</text:p>
          </table:table-cell>
          <table:table-cell table:number-columns-repeated="1022"/>
        </table:table-row>
        <table:table-row table:style-name="ro5">
          <table:table-cell office:value-type="float" office:value="81">
            <text:p>81</text:p>
          </table:table-cell>
          <table:table-cell office:value-type="string">
            <text:p>I still consider myself a novice, so I'm still drawing on others' work more than others' are drawing on mine.</text:p>
          </table:table-cell>
          <table:table-cell table:number-columns-repeated="1022"/>
        </table:table-row>
        <table:table-row table:style-name="ro5">
          <table:table-cell office:value-type="float" office:value="82">
            <text:p>82</text:p>
          </table:table-cell>
          <table:table-cell office:value-type="string">
            <text:p>We probably contribute less than we should to other OSH projects mainly due to time constraints of running a business.</text:p>
          </table:table-cell>
          <table:table-cell table:number-columns-repeated="1022"/>
        </table:table-row>
        <table:table-row table:style-name="ro10">
          <table:table-cell office:value-type="float" office:value="83">
            <text:p>83</text:p>
          </table:table-cell>
          <table:table-cell office:value-type="string">
            <text:p>I usually find somethign that solves a problem I have or does something that I am curious about, then I adapt it to my meeds. </text:p>
            <text:p/>
            <text:p>I'm a technical photographer specialising in advanced photography (highspeed, IRUV, forensics etc) and there are seldom off the shelf solutions for what i want to do. </text:p>
            <text:p/>
            <text:p>also it is in the tradition of photography to build your own equipment.</text:p>
          </table:table-cell>
          <table:table-cell table:number-columns-repeated="1022"/>
        </table:table-row>
        <table:table-row table:style-name="ro5">
          <table:table-cell office:value-type="float" office:value="84">
            <text:p>84</text:p>
          </table:table-cell>
          <table:table-cell office:value-type="string">
            <text:p>Innovation feeds innovation - my OSHW projects are either based on other existing products (eg. a modification made to something found on Instructables) or complement others (eg. Arduino shields and accessories). <text:s/>I get inspiration from other makers, and I hope that others may be inspired by me.</text:p>
          </table:table-cell>
          <table:table-cell table:number-columns-repeated="1022"/>
        </table:table-row>
        <table:table-row table:style-name="ro5">
          <table:table-cell office:value-type="float" office:value="85">
            <text:p>85</text:p>
          </table:table-cell>
          <table:table-cell office:value-type="string">
            <text:p>I think that open projects, be they HW or SW, are a good thing. They enable to learn, customize, fork and give birth to an technological ecosystem that is only beneficial to the society as a whole. The problem sprouts when the device becomes too complex and the documentation insufficient and the development too fragmented. Between the cathedral and the bazaar a third way must be found, the cathedral is expensive and too rigid while the bazaar isn't structurated enought (i.e. no/little documentation, no segmentation, no deep testing, changing APIs etc)</text:p>
          </table:table-cell>
          <table:table-cell table:number-columns-repeated="1022"/>
        </table:table-row>
        <table:table-row table:style-name="ro5">
          <table:table-cell office:value-type="float" office:value="86">
            <text:p>86</text:p>
          </table:table-cell>
          <table:table-cell office:value-type="string">
            <text:p>N/A</text:p>
          </table:table-cell>
          <table:table-cell table:number-columns-repeated="1022"/>
        </table:table-row>
        <table:table-row table:style-name="ro5">
          <table:table-cell office:value-type="float" office:value="87">
            <text:p>87</text:p>
          </table:table-cell>
          <table:table-cell office:value-type="string">
            <text:p>For the Gen6 and Prusa I use the existing designs as a starting point for my modifications, or I notice something that is currently hard to do, or needs improvements.</text:p>
          </table:table-cell>
          <table:table-cell table:number-columns-repeated="1022"/>
        </table:table-row>
        <table:table-row table:style-name="ro5">
          <table:table-cell office:value-type="float" office:value="88">
            <text:p>88</text:p>
          </table:table-cell>
          <table:table-cell office:value-type="string">
            <text:p>Mostly forum based. I grab idea's from other people. Ask them questions about their projects, e.g., 'Why did you do this instead of this'. I find this approach beneficial because something they've done might seem strange, but it is often to over come a problem I haven't foreseen.</text:p>
          </table:table-cell>
          <table:table-cell table:number-columns-repeated="1022"/>
        </table:table-row>
        <table:table-row table:style-name="ro5">
          <table:table-cell office:value-type="float" office:value="89">
            <text:p>89</text:p>
          </table:table-cell>
          <table:table-cell office:value-type="string">
            <text:p>Draw on other's designs.</text:p>
          </table:table-cell>
          <table:table-cell table:number-columns-repeated="1022"/>
        </table:table-row>
        <table:table-row table:style-name="ro5">
          <table:table-cell office:value-type="float" office:value="90">
            <text:p>90</text:p>
          </table:table-cell>
          <table:table-cell office:value-type="string">
            <text:p>My work certainly draws on the body of work produced by others, just as mine may contribute to someone else's. I like to think of oshw like an ecosystem: highly interdependent and complex, we all rely on eachother, for this is the nature of open source</text:p>
          </table:table-cell>
          <table:table-cell table:number-columns-repeated="1022"/>
        </table:table-row>
        <table:table-row table:style-name="ro5">
          <table:table-cell office:value-type="float" office:value="91">
            <text:p>91</text:p>
          </table:table-cell>
          <table:table-cell office:value-type="string">
            <text:p>The relationship is developing, as we've only started to publish our designs in the last few days. But there's been a good exchange in the past on Open Source Software I've adapted/developed for OSH projects.</text:p>
          </table:table-cell>
          <table:table-cell table:number-columns-repeated="1022"/>
        </table:table-row>
        <table:table-row table:style-name="ro5">
          <table:table-cell office:value-type="float" office:value="92">
            <text:p>92</text:p>
          </table:table-cell>
          <table:table-cell office:value-type="string">
            <text:p>I love MAKE magazine and Instructables, and routinely try projects that I find online. If I find someone else's idea valuable, I will mention them and their project as a source of research and inspiration.</text:p>
          </table:table-cell>
          <table:table-cell table:number-columns-repeated="1022"/>
        </table:table-row>
        <table:table-row table:style-name="ro5">
          <table:table-cell office:value-type="float" office:value="93">
            <text:p>93</text:p>
          </table:table-cell>
          <table:table-cell office:value-type="string">
            <text:p>Right now I am a consumer of open source information. <text:s/>I plan on publishing my work when I have something I think could be of value to others.</text:p>
          </table:table-cell>
          <table:table-cell table:number-columns-repeated="1022"/>
        </table:table-row>
        <table:table-row table:style-name="ro5">
          <table:table-cell office:value-type="float" office:value="94">
            <text:p>94</text:p>
          </table:table-cell>
          <table:table-cell office:value-type="string">
            <text:p>Intento trabajar en diseños propios, pero si encuentro desarrollos de otros donde puedo hacer aportes y mejoras, tabajo en ellos también.</text:p>
          </table:table-cell>
          <table:table-cell table:number-columns-repeated="1022"/>
        </table:table-row>
        <table:table-row table:style-name="ro5">
          <table:table-cell office:value-type="float" office:value="95">
            <text:p>95</text:p>
          </table:table-cell>
          <table:table-cell office:value-type="string">
            <text:p>I used existing but ready made modules to develop my own network nodes.</text:p>
          </table:table-cell>
          <table:table-cell table:number-columns-repeated="1022"/>
        </table:table-row>
        <table:table-row table:style-name="ro5">
          <table:table-cell office:value-type="float" office:value="96">
            <text:p>96</text:p>
          </table:table-cell>
          <table:table-cell office:value-type="string">
            <text:p>Right now it is pretty much just modifying designs for my own needs, rather than from scratch. For example, I might use EAGLE files for a product as a base for a modified pcb I make at home. Also, as far as programming goes I often modify existing libraries for arduino for use on a LeafLabs Maple, which is more powerful and similarly programmed, but has very bare bones library support</text:p>
          </table:table-cell>
          <table:table-cell table:number-columns-repeated="1022"/>
        </table:table-row>
        <table:table-row table:style-name="ro5">
          <table:table-cell office:value-type="float" office:value="97">
            <text:p>97</text:p>
          </table:table-cell>
          <table:table-cell office:value-type="string">
            <text:p>I mainly draw on other's designs, but it goes both ways</text:p>
          </table:table-cell>
          <table:table-cell table:number-columns-repeated="1022"/>
        </table:table-row>
        <table:table-row table:style-name="ro5">
          <table:table-cell office:value-type="float" office:value="98">
            <text:p>98</text:p>
          </table:table-cell>
          <table:table-cell office:value-type="string">
            <text:p>I am still learning so much, I haven't been able to provide effective help for others yet. I have received an enormous amount of knowledge and inspiration from others work, and I am truly grateful. <text:s/>I am looking forward to being able to participate more as my skills progress.</text:p>
          </table:table-cell>
          <table:table-cell table:number-columns-repeated="1022"/>
        </table:table-row>
        <table:table-row table:style-name="ro5">
          <table:table-cell office:value-type="float" office:value="99">
            <text:p>99</text:p>
          </table:table-cell>
          <table:table-cell office:value-type="string">
            <text:p>I look at their designs and modify them.</text:p>
          </table:table-cell>
          <table:table-cell table:number-columns-repeated="1022"/>
        </table:table-row>
        <table:table-row table:style-name="ro5">
          <table:table-cell office:value-type="float" office:value="100">
            <text:p>100</text:p>
          </table:table-cell>
          <table:table-cell office:value-type="string">
            <text:p>It is mostly a spring board for my designs. There are times when looking to improve a personal design I seek the assistance of someones code for different methods. I have done this enough that data sheets have begun to replace most of the current elementary ideas so the interactions have fallen. After frequent trolls I tend to stay with major sources of trusted an less with "live" sources.</text:p>
          </table:table-cell>
          <table:table-cell table:number-columns-repeated="1022"/>
        </table:table-row>
        <table:table-row table:style-name="ro5">
          <table:table-cell office:value-type="float" office:value="101">
            <text:p>101</text:p>
          </table:table-cell>
          <table:table-cell office:value-type="string">
            <text:p>Most of the time I draw on other's designs but I am trying to give feedback.</text:p>
          </table:table-cell>
          <table:table-cell table:number-columns-repeated="1022"/>
        </table:table-row>
        <table:table-row table:style-name="ro5">
          <table:table-cell office:value-type="float" office:value="102">
            <text:p>102</text:p>
          </table:table-cell>
          <table:table-cell office:value-type="string">
            <text:p>My designs are not yet finished. <text:s/>When they are I'll post them only so others can use them if they like.</text:p>
          </table:table-cell>
          <table:table-cell table:number-columns-repeated="1022"/>
        </table:table-row>
        <table:table-row table:style-name="ro5">
          <table:table-cell office:value-type="float" office:value="103">
            <text:p>103</text:p>
          </table:table-cell>
          <table:table-cell office:value-type="string">
            <text:p>When ever I have a project problem, I look to open source for an existing solution</text:p>
          </table:table-cell>
          <table:table-cell table:number-columns-repeated="1022"/>
        </table:table-row>
        <table:table-row table:style-name="ro5">
          <table:table-cell office:value-type="float" office:value="104">
            <text:p>104</text:p>
          </table:table-cell>
          <table:table-cell office:value-type="string">
            <text:p>I usualy draw from other open hardware designs to integrate into a large solution. or take parts of other designs to make them work in the way I need them tol.</text:p>
          </table:table-cell>
          <table:table-cell table:number-columns-repeated="1022"/>
        </table:table-row>
        <table:table-row table:style-name="ro5">
          <table:table-cell office:value-type="float" office:value="105">
            <text:p>105</text:p>
          </table:table-cell>
          <table:table-cell office:value-type="string">
            <text:p>Still starting out - I've borrowed and modified others' designs, mostly from Thingiverse, and also uploaded my own</text:p>
          </table:table-cell>
          <table:table-cell table:number-columns-repeated="1022"/>
        </table:table-row>
        <table:table-row table:style-name="ro6">
          <table:table-cell office:value-type="float" office:value="106">
            <text:p>106</text:p>
          </table:table-cell>
          <table:table-cell office:value-type="string">
            <text:p>I design for my own needs first, learning from other projects design and buying parts as needed.</text:p>
            <text:p>What others get in return from my work are the inventive new ideas that I publish, but probably little technical knowledge.</text:p>
          </table:table-cell>
          <table:table-cell table:number-columns-repeated="1022"/>
        </table:table-row>
        <table:table-row table:style-name="ro5">
          <table:table-cell office:value-type="float" office:value="107">
            <text:p>107</text:p>
          </table:table-cell>
          <table:table-cell office:value-type="string">
            <text:p>as a design and learning resource.</text:p>
          </table:table-cell>
          <table:table-cell table:number-columns-repeated="1022"/>
        </table:table-row>
        <table:table-row table:style-name="ro5">
          <table:table-cell office:value-type="float" office:value="108">
            <text:p>108</text:p>
          </table:table-cell>
          <table:table-cell office:value-type="string">
            <text:p>To be honest, I'm what the community would call a leech. <text:s/>I use and re-purpose to my own ends the hard work of others. <text:s/>I do create documentation of my discoveries and uses of open hardware. <text:s/>But I rarely if ever contribute back to the open hardware design process.</text:p>
          </table:table-cell>
          <table:table-cell table:number-columns-repeated="1022"/>
        </table:table-row>
        <table:table-row table:style-name="ro5">
          <table:table-cell office:value-type="float" office:value="109">
            <text:p>109</text:p>
          </table:table-cell>
          <table:table-cell office:value-type="string">
            <text:p>I draw on many other's pitfalls, mistakes and Eureka moments, as well as adapting existing designs to suit my purpose/ application, and in turn, I am very happy for someone else to do the same with my work.</text:p>
          </table:table-cell>
          <table:table-cell table:number-columns-repeated="1022"/>
        </table:table-row>
        <table:table-row table:style-name="ro5">
          <table:table-cell office:value-type="float" office:value="110">
            <text:p>110</text:p>
          </table:table-cell>
          <table:table-cell office:value-type="string">
            <text:p>I suggest improvements, have other persons drawing im my projects, make suggestions ont other person's design.</text:p>
          </table:table-cell>
          <table:table-cell table:number-columns-repeated="1022"/>
        </table:table-row>
        <table:table-row table:style-name="ro5">
          <table:table-cell office:value-type="float" office:value="111">
            <text:p>111</text:p>
          </table:table-cell>
          <table:table-cell office:value-type="string">
            <text:p>I mostly base my designs on other open-source projects and I get a lot of help from the designers of those projects.</text:p>
          </table:table-cell>
          <table:table-cell table:number-columns-repeated="1022"/>
        </table:table-row>
        <table:table-row table:style-name="ro5">
          <table:table-cell office:value-type="float" office:value="112">
            <text:p>112</text:p>
          </table:table-cell>
          <table:table-cell office:value-type="string">
            <text:p>I like to do things myself. I rely on examples, but rarely copy outright.</text:p>
          </table:table-cell>
          <table:table-cell table:number-columns-repeated="1022"/>
        </table:table-row>
        <table:table-row table:style-name="ro5">
          <table:table-cell office:value-type="float" office:value="113">
            <text:p>113</text:p>
          </table:table-cell>
          <table:table-cell office:value-type="string">
            <text:p>I draw upon others designs and improve upon them, then I share with others. <text:s/>Sometimes it results in others coming up with more novell ways of doing something.</text:p>
          </table:table-cell>
          <table:table-cell table:number-columns-repeated="1022"/>
        </table:table-row>
        <table:table-row table:style-name="ro5">
          <table:table-cell office:value-type="float" office:value="114">
            <text:p>114</text:p>
          </table:table-cell>
          <table:table-cell office:value-type="string">
            <text:p>For now I only draw on open hardware designs for inspiration, and my projects have a limited reach in my university. In the near future, as I gain more experience, I would like to contribute more extensively to the community and have projects be open from the beginning.</text:p>
          </table:table-cell>
          <table:table-cell table:number-columns-repeated="1022"/>
        </table:table-row>
        <table:table-row table:style-name="ro5">
          <table:table-cell office:value-type="float" office:value="115">
            <text:p>115</text:p>
          </table:table-cell>
          <table:table-cell office:value-type="string">
            <text:p>I primarily submit my designs to an open source community. I get feedback and make the next revision better. I also take open source designs, re-engineer them to be distributed back to the community in a more specific, potentially better, way (in addition to using them for personal use).</text:p>
          </table:table-cell>
          <table:table-cell table:number-columns-repeated="1022"/>
        </table:table-row>
        <table:table-row table:style-name="ro5">
          <table:table-cell office:value-type="float" office:value="116">
            <text:p>116</text:p>
          </table:table-cell>
          <table:table-cell office:value-type="string">
            <text:p>Frankly, my products are niche in that they don't have many (or any really) peers. <text:s text:c="2"/>From a conceptual electronics standpoint it is easy to share information about the schematics and PCB design, but when it comes to finished product it gets harder because of the other technical factors that fall into place (mechanical design, laws and regulations regarding use, etc).</text:p>
          </table:table-cell>
          <table:table-cell table:number-columns-repeated="1022"/>
        </table:table-row>
        <table:table-row table:style-name="ro5">
          <table:table-cell office:value-type="float" office:value="117">
            <text:p>117</text:p>
          </table:table-cell>
          <table:table-cell office:value-type="string">
            <text:p>Yes, we trade schematics, PCB layouts, enclosure designs, etc. We 'draw' on one another's designs. I seek the original designer whenever possible, so as to communicate changes and suggest improvements.</text:p>
          </table:table-cell>
          <table:table-cell table:number-columns-repeated="1022"/>
        </table:table-row>
        <table:table-row table:style-name="ro5">
          <table:table-cell office:value-type="float" office:value="118">
            <text:p>118</text:p>
          </table:table-cell>
          <table:table-cell office:value-type="string">
            <text:p>I draw on the designs and improve upon them. If I get a good result, I try to open source the improvements. I am not very active in the community though.</text:p>
          </table:table-cell>
          <table:table-cell table:number-columns-repeated="1022"/>
        </table:table-row>
        <table:table-row table:style-name="ro5">
          <table:table-cell office:value-type="float" office:value="119">
            <text:p>119</text:p>
          </table:table-cell>
          <table:table-cell office:value-type="string">
            <text:p>I have started open-source hardware projects mainly as a learning exercise. <text:s/>I read other people's tutorials and projects to get ideas and instruction on how to do things. <text:s/>I have not published my designs on the web because I don't think they are in a worthy state yet. <text:s/>I hope to do a better job of giving back in the near future. <text:s/>Most suggestions I get usually come from non-open-source people as I explain my projects to them.</text:p>
          </table:table-cell>
          <table:table-cell table:number-columns-repeated="1022"/>
        </table:table-row>
        <table:table-row table:style-name="ro5">
          <table:table-cell office:value-type="float" office:value="120">
            <text:p>120</text:p>
          </table:table-cell>
          <table:table-cell office:value-type="string">
            <text:p>I usually modify their designs to fit my needs, ive seen people use mine but yet to modify it in any ways hopefully they will though.</text:p>
          </table:table-cell>
          <table:table-cell table:number-columns-repeated="1022"/>
        </table:table-row>
        <table:table-row table:style-name="ro5">
          <table:table-cell office:value-type="float" office:value="121">
            <text:p>121</text:p>
          </table:table-cell>
          <table:table-cell office:value-type="string">
            <text:p>Mostly just leverage common software bases and concepts.</text:p>
          </table:table-cell>
          <table:table-cell table:number-columns-repeated="1022"/>
        </table:table-row>
        <table:table-row table:style-name="ro5">
          <table:table-cell office:value-type="float" office:value="122">
            <text:p>122</text:p>
          </table:table-cell>
          <table:table-cell office:value-type="string">
            <text:p>My project is a small personal project which nobody else has an interest in. I have not based it on any other design.</text:p>
          </table:table-cell>
          <table:table-cell table:number-columns-repeated="1022"/>
        </table:table-row>
        <table:table-row table:style-name="ro5">
          <table:table-cell office:value-type="float" office:value="123">
            <text:p>123</text:p>
          </table:table-cell>
          <table:table-cell office:value-type="string">
            <text:p>I draw and learn from their designs, New ideas and "How can I?" keep my mind churning.</text:p>
          </table:table-cell>
          <table:table-cell table:number-columns-repeated="1022"/>
        </table:table-row>
        <table:table-row table:style-name="ro5">
          <table:table-cell office:value-type="float" office:value="124">
            <text:p>124</text:p>
          </table:table-cell>
          <table:table-cell office:value-type="string">
            <text:p>I have used &amp; modified other OSHW designs.</text:p>
          </table:table-cell>
          <table:table-cell table:number-columns-repeated="1022"/>
        </table:table-row>
        <table:table-row table:style-name="ro5">
          <table:table-cell office:value-type="float" office:value="125">
            <text:p>125</text:p>
          </table:table-cell>
          <table:table-cell office:value-type="string">
            <text:p>Most components I would like to use already have documentation, spec sheets, example code, or other projects that get me rolling. I simply find ways to combine them into neat inventions. I always try to credit sources of original code and design.</text:p>
          </table:table-cell>
          <table:table-cell table:number-columns-repeated="1022"/>
        </table:table-row>
        <table:table-row table:style-name="ro5">
          <table:table-cell office:value-type="float" office:value="126">
            <text:p>126</text:p>
          </table:table-cell>
          <table:table-cell office:value-type="string">
            <text:p>I use other peoples code as a starting point and then change it entirely to suit my needs. And then post my final project back online for someone else to do the same with my project. That is how work evolves.</text:p>
          </table:table-cell>
          <table:table-cell table:number-columns-repeated="1022"/>
        </table:table-row>
        <table:table-row table:style-name="ro5">
          <table:table-cell office:value-type="float" office:value="127">
            <text:p>127</text:p>
          </table:table-cell>
          <table:table-cell office:value-type="string">
            <text:p>As I learn about hardware by opening it up and being exposed to a myriad of different solutions to different problems, I am then able to problem solve new projects with a wider vocaulary of hacks.</text:p>
          </table:table-cell>
          <table:table-cell table:number-columns-repeated="1022"/>
        </table:table-row>
        <table:table-row table:style-name="ro5">
          <table:table-cell office:value-type="float" office:value="128">
            <text:p>128</text:p>
          </table:table-cell>
          <table:table-cell office:value-type="string">
            <text:p>I mainly draw on the designs of others. I'm happy to contribute back to the community, but I'm not sure how much others would be interested in my designs.</text:p>
          </table:table-cell>
          <table:table-cell table:number-columns-repeated="1022"/>
        </table:table-row>
        <table:table-row table:style-name="ro5">
          <table:table-cell office:value-type="float" office:value="129">
            <text:p>129</text:p>
          </table:table-cell>
          <table:table-cell office:value-type="string">
            <text:p>I *use* arduino a lot, but I haven't modified it. I have used the hardware diagrams to construct my own circuit boards that will fit perfectly with lilypad hardware. I haven't tried to influence the design of existing projects, partly because I have no formal training in this stuff and so feel pretty inexpert in comparison to whoever I imagine is developing these things. :)</text:p>
          </table:table-cell>
          <table:table-cell table:number-columns-repeated="1022"/>
        </table:table-row>
        <table:table-row table:style-name="ro9">
          <table:table-cell office:value-type="float" office:value="130">
            <text:p>130</text:p>
          </table:table-cell>
          <table:table-cell office:value-type="string">
            <text:p>I don't draw on other designs as much as I'd like, to be honest, and I don't see them drawing on mine as much. I think open source hardware is a little lacking in comparison to open source software in that we tend to re-invent each others' work rather that borrow and build on it. <text:s/>That may have to do with the nature of hardware manufacturing, but I would like to see it change. I think there's also an ego thing that happens, though. </text:p>
            <text:p/>
            <text:p>ALL of the really good hardware people I know in this community believe that they are the best at what they do. <text:s/>They will comment on each others' work, but they will seldom acknowledge when someone else does it better. I include myself in that criticism. <text:s/>We need to get more humble as a community, I think.</text:p>
          </table:table-cell>
          <table:table-cell table:number-columns-repeated="1022"/>
        </table:table-row>
        <table:table-row table:style-name="ro5">
          <table:table-cell office:value-type="float" office:value="131">
            <text:p>131</text:p>
          </table:table-cell>
          <table:table-cell office:value-type="string">
            <text:p>The community of OSHW is a complex ecosystem of ideas. Opening the source files to these ideas allows for them to evolve more quickly by introducing more random mutation. I can't say what my impact on the community has been, but I can say that many of my projects would not have gotten off the ground without the body of knowledge that the OSHW community has amassed.</text:p>
          </table:table-cell>
          <table:table-cell table:number-columns-repeated="1022"/>
        </table:table-row>
        <table:table-row table:style-name="ro5">
          <table:table-cell office:value-type="float" office:value="132">
            <text:p>132</text:p>
          </table:table-cell>
          <table:table-cell office:value-type="string">
            <text:p>I improve what exists, people improve upon that, I improve on what they do, people improve upon that etc etc. <text:s/>Open source essentially has the mentality of "don't reinvent the wheel....unless you really want to."</text:p>
          </table:table-cell>
          <table:table-cell table:number-columns-repeated="1022"/>
        </table:table-row>
        <table:table-row table:style-name="ro5">
          <table:table-cell office:value-type="float" office:value="133">
            <text:p>133</text:p>
          </table:table-cell>
          <table:table-cell office:value-type="string">
            <text:p>I love to remix and add to others desings</text:p>
          </table:table-cell>
          <table:table-cell table:number-columns-repeated="1022"/>
        </table:table-row>
        <table:table-row table:style-name="ro5">
          <table:table-cell office:value-type="float" office:value="134">
            <text:p>134</text:p>
          </table:table-cell>
          <table:table-cell office:value-type="string">
            <text:p>I always take into account the suggestions that others make. You can't always have the foresight to know what people will use your product for, and sometimes they have a better understanding of it by using it than you did in designing it.</text:p>
          </table:table-cell>
          <table:table-cell table:number-columns-repeated="1022"/>
        </table:table-row>
        <table:table-row table:style-name="ro5">
          <table:table-cell office:value-type="float" office:value="135">
            <text:p>135</text:p>
          </table:table-cell>
          <table:table-cell office:value-type="string">
            <text:p>Nothing much to do with open hardware community yet. But we are working towards involving in the movement and contributing to the community.</text:p>
          </table:table-cell>
          <table:table-cell table:number-columns-repeated="1022"/>
        </table:table-row>
        <table:table-row table:style-name="ro5">
          <table:table-cell office:value-type="float" office:value="136">
            <text:p>136</text:p>
          </table:table-cell>
          <table:table-cell office:value-type="string">
            <text:p>The nixies relied on a pre-existing community of nixie enthusiasts (neonixie-l google group). While traditionally most designs were closed I decided to buck that trend. My linux work relies on Chumby in particular and the vast amounts of open Linux source and documentation in general. I've been doing UNIX and Linux for a very, very long time.</text:p>
          </table:table-cell>
          <table:table-cell table:number-columns-repeated="1022"/>
        </table:table-row>
        <table:table-row table:style-name="ro5">
          <table:table-cell office:value-type="float" office:value="137">
            <text:p>137</text:p>
          </table:table-cell>
          <table:table-cell office:value-type="string">
            <text:p>I tend not to draw too much from other designs.</text:p>
          </table:table-cell>
          <table:table-cell table:number-columns-repeated="1022"/>
        </table:table-row>
        <table:table-row table:style-name="ro5">
          <table:table-cell office:value-type="float" office:value="138">
            <text:p>138</text:p>
          </table:table-cell>
          <table:table-cell office:value-type="string">
            <text:p>I do collaboration mostly on Thingiverse.com. I donated for the open hardware open source website on kickstarter and am looking forward for it to be up and running.</text:p>
          </table:table-cell>
          <table:table-cell table:number-columns-repeated="1022"/>
        </table:table-row>
        <table:table-row table:style-name="ro5">
          <table:table-cell office:value-type="float" office:value="139">
            <text:p>139</text:p>
          </table:table-cell>
          <table:table-cell office:value-type="string">
            <text:p>little as yet, as our project is quite unique</text:p>
          </table:table-cell>
          <table:table-cell table:number-columns-repeated="1022"/>
        </table:table-row>
        <table:table-row table:style-name="ro5">
          <table:table-cell office:value-type="float" office:value="140">
            <text:p>140</text:p>
          </table:table-cell>
          <table:table-cell office:value-type="string">
            <text:p>In 2010, I wondered if a certain thing was possible using a combination of certain processors and microcontrollers. I Googled around and found out that someone had already done it (and won a prize for his design). I remade his design on a breadboard and realized that I could improve it by adding a few more components, and replacing some hard-to-find components with newer ones. Now I'm selling the project as a kit (with full credit given to the original designer who inspired me), and use it to teach people about low-level embedded programming, something that "the world" appears to think is no longer important.</text:p>
          </table:table-cell>
          <table:table-cell table:number-columns-repeated="1022"/>
        </table:table-row>
        <table:table-row table:style-name="ro5">
          <table:table-cell office:value-type="float" office:value="141">
            <text:p>141</text:p>
          </table:table-cell>
          <table:table-cell office:value-type="string">
            <text:p>I supply developpers with in-depth user experience and plug-and-play libraries.</text:p>
          </table:table-cell>
          <table:table-cell table:number-columns-repeated="1022"/>
        </table:table-row>
        <table:table-row table:style-name="ro5">
          <table:table-cell office:value-type="float" office:value="142">
            <text:p>142</text:p>
          </table:table-cell>
          <table:table-cell office:value-type="string">
            <text:p>I have drawn on others' designs, and used other projects to help my own get up and running.</text:p>
          </table:table-cell>
          <table:table-cell table:number-columns-repeated="1022"/>
        </table:table-row>
        <table:table-row table:style-name="ro5">
          <table:table-cell office:value-type="float" office:value="143">
            <text:p>143</text:p>
          </table:table-cell>
          <table:table-cell office:value-type="string">
            <text:p>We simply learn from each other and occasionally collaborate.</text:p>
          </table:table-cell>
          <table:table-cell table:number-columns-repeated="1022"/>
        </table:table-row>
        <table:table-row table:style-name="ro11">
          <table:table-cell office:value-type="float" office:value="144">
            <text:p>144</text:p>
          </table:table-cell>
          <table:table-cell office:value-type="string">
            <text:p>I use other open source projects for :</text:p>
            <text:p>* IO specifications i.e. a arduino shield based on someone elses arduino shield</text:p>
            <text:p>* Tricky systems not explained in application notes very well</text:p>
            <text:p>* Cadsoft Eagle Parts and devices from adafruit and sparkfun and others</text:p>
          </table:table-cell>
          <table:table-cell table:number-columns-repeated="1022"/>
        </table:table-row>
        <table:table-row table:style-name="ro5">
          <table:table-cell office:value-type="float" office:value="145">
            <text:p>145</text:p>
          </table:table-cell>
          <table:table-cell office:value-type="string">
            <text:p>I have not published enough for others to be drawing on me. However I draw on and have learned lots from other projects. I love that open-source hardware lets me take on projects I never would have be able to do on my own because I have the support of the community and other hardware designs (as reference / to build on).</text:p>
          </table:table-cell>
          <table:table-cell table:number-columns-repeated="1022"/>
        </table:table-row>
        <table:table-row table:style-name="ro5">
          <table:table-cell office:value-type="float" office:value="146">
            <text:p>146</text:p>
          </table:table-cell>
          <table:table-cell office:value-type="string">
            <text:p>I started by looking over other design for ideas. <text:s/>Then I started trying these things out on my own. <text:s/>After that I went to school to understand these principals full circle. <text:s/>Now I spend my time trying to build the next <text:s/>big thing that will sweep through the community, and push the understanding there out that much further.</text:p>
          </table:table-cell>
          <table:table-cell table:number-columns-repeated="1022"/>
        </table:table-row>
        <table:table-row table:style-name="ro5">
          <table:table-cell office:value-type="float" office:value="147">
            <text:p>147</text:p>
          </table:table-cell>
          <table:table-cell office:value-type="string">
            <text:p>For projects I am not helping to manage, I am mostly a consumer of designs (as a non-EE, many existing projects are beyond my technical skill to contribute to).</text:p>
          </table:table-cell>
          <table:table-cell table:number-columns-repeated="1022"/>
        </table:table-row>
        <table:table-row table:style-name="ro5">
          <table:table-cell office:value-type="float" office:value="148">
            <text:p>148</text:p>
          </table:table-cell>
          <table:table-cell office:value-type="string">
            <text:p>Used as a basis for my designs. <text:s/>Perhaps taken DIP and large scale (as in size in inches) and reduced down using SMT to the size I want.</text:p>
          </table:table-cell>
          <table:table-cell table:number-columns-repeated="1022"/>
        </table:table-row>
        <table:table-row table:style-name="ro5">
          <table:table-cell office:value-type="float" office:value="149">
            <text:p>149</text:p>
          </table:table-cell>
          <table:table-cell office:value-type="string">
            <text:p>I like working with company's to improve products.</text:p>
          </table:table-cell>
          <table:table-cell table:number-columns-repeated="1022"/>
        </table:table-row>
        <table:table-row table:style-name="ro9">
          <table:table-cell office:value-type="float" office:value="150">
            <text:p>150</text:p>
          </table:table-cell>
          <table:table-cell office:value-type="string">
            <text:p>In many cases, open source hardware serves as the best possible reference design. <text:s/>Where designs from large companies and chip manufacturers may use tooling and components that are difficult for the low-volume hobbyist to use, open hardware provides a window of insight into design which can often be repurposed better than any closed reference design.</text:p>
            <text:p/>
            <text:p>None of my designs have attracted more than a small audience, to feedback and cross-pollination is less of an influence on my work. <text:s/>Still, I try to use new tools and resources as quickly as possible, so I can pass that seed-knowledge on to individuals with more time and resources. <text:s/>As a result, I teach a lot of workshops at the local hackerspace.</text:p>
          </table:table-cell>
          <table:table-cell table:number-columns-repeated="1022"/>
        </table:table-row>
        <table:table-row table:style-name="ro9">
          <table:table-cell office:value-type="float" office:value="151">
            <text:p>151</text:p>
          </table:table-cell>
          <table:table-cell office:value-type="string">
            <text:p>I look at other designs and compare them to my owns as:</text:p>
            <text:p>- Sanity checks - making sure I am not reinventing the wheel etc.</text:p>
            <text:p>- A starting point for troubleshooting in case something goes wrong on my side (their project works and is different from mine, do the differences explain the problem I see?)</text:p>
          </table:table-cell>
          <table:table-cell table:number-columns-repeated="1022"/>
        </table:table-row>
        <table:table-row table:style-name="ro5">
          <table:table-cell office:value-type="float" office:value="152">
            <text:p>152</text:p>
          </table:table-cell>
          <table:table-cell office:value-type="string">
            <text:p>For me it is a learning process. I have not given back to the overall community much so far.</text:p>
          </table:table-cell>
          <table:table-cell table:number-columns-repeated="1022"/>
        </table:table-row>
        <table:table-row table:style-name="ro5">
          <table:table-cell office:value-type="float" office:value="153">
            <text:p>153</text:p>
          </table:table-cell>
          <table:table-cell office:value-type="string">
            <text:p>I design and build for me and my needs... and if somebody else finds it useful, then, great.</text:p>
          </table:table-cell>
          <table:table-cell table:number-columns-repeated="1022"/>
        </table:table-row>
        <table:table-row table:style-name="ro5">
          <table:table-cell office:value-type="float" office:value="154">
            <text:p>154</text:p>
          </table:table-cell>
          <table:table-cell office:value-type="string">
            <text:p>Constantly drawing on designs, libraries, schematics of other designs. I participate in online message boards and conversations, I also listen to feedback when it's given to me about my own designs. <text:s/>One specific instructable of mine has been created, modified and applied in MANY different ways -- it's 2 yrs old and I still receive about 1 email a week about how it was used or modification suggestions.</text:p>
          </table:table-cell>
          <table:table-cell table:number-columns-repeated="1022"/>
        </table:table-row>
        <table:table-row table:style-name="ro5">
          <table:table-cell office:value-type="float" office:value="155">
            <text:p>155</text:p>
          </table:table-cell>
          <table:table-cell office:value-type="string">
            <text:p>users must be happy with the right hardware they need</text:p>
          </table:table-cell>
          <table:table-cell table:number-columns-repeated="1022"/>
        </table:table-row>
        <table:table-row table:style-name="ro6">
          <table:table-cell office:value-type="float" office:value="156">
            <text:p>156</text:p>
          </table:table-cell>
          <table:table-cell office:value-type="string">
            <text:p>I haven't come that far in my OSH involvement with others.</text:p>
            <text:p>Sometimes I comment on peoples work or make suggestions if I see something that I think could be better or done in another way</text:p>
          </table:table-cell>
          <table:table-cell table:number-columns-repeated="1022"/>
        </table:table-row>
        <table:table-row table:style-name="ro5">
          <table:table-cell office:value-type="float" office:value="157">
            <text:p>157</text:p>
          </table:table-cell>
          <table:table-cell office:value-type="string">
            <text:p>The relationship is mostly that the open hardware I use is fairly generic (Arduinos and Sparkfun breakout boards), alone they have no single use case. I make things from them because they are so flexible that do have one specific purpose and add in UX to make the product better than other closed brands... I hope!</text:p>
          </table:table-cell>
          <table:table-cell table:number-columns-repeated="1022"/>
        </table:table-row>
        <table:table-row table:style-name="ro5">
          <table:table-cell office:value-type="float" office:value="158">
            <text:p>158</text:p>
          </table:table-cell>
          <table:table-cell office:value-type="string">
            <text:p>I have drawn on various other open-source hardware projects, mostly AVR development boards and other completed projects that are similar to what I want to create. No other projects have drawn on mine yet (many are still a work in progress), but I have recieved suggestions and have suggested improvements to other open-source hardware projects. I think that the open-source hardware environment is conducive to collaboration that will result in better end-products in a shorter period of time, with maximum benefit to the community.</text:p>
          </table:table-cell>
          <table:table-cell table:number-columns-repeated="1022"/>
        </table:table-row>
        <table:table-row table:style-name="ro6">
          <table:table-cell office:value-type="float" office:value="159">
            <text:p>159</text:p>
          </table:table-cell>
          <table:table-cell office:value-type="string">
            <text:p>I use open source hardware projects as reference designs.</text:p>
            <text:p>I seldom comment or suggest changes.</text:p>
          </table:table-cell>
          <table:table-cell table:number-columns-repeated="1022"/>
        </table:table-row>
        <table:table-row table:style-name="ro5">
          <table:table-cell office:value-type="float" office:value="160">
            <text:p>160</text:p>
          </table:table-cell>
          <table:table-cell office:value-type="string">
            <text:p>At the moment, as most of my projects aren't complete almost nothing is available online. So there is no exchange except with my teammates.</text:p>
          </table:table-cell>
          <table:table-cell table:number-columns-repeated="1022"/>
        </table:table-row>
        <table:table-row table:style-name="ro5">
          <table:table-cell office:value-type="float" office:value="161">
            <text:p>161</text:p>
          </table:table-cell>
          <table:table-cell office:value-type="string">
            <text:p>I take parts which are relevant to my purpose from the work of others. I then improve/adapt those parts to my needs.</text:p>
          </table:table-cell>
          <table:table-cell table:number-columns-repeated="1022"/>
        </table:table-row>
        <table:table-row table:style-name="ro5">
          <table:table-cell office:value-type="float" office:value="162">
            <text:p>162</text:p>
          </table:table-cell>
          <table:table-cell office:value-type="string">
            <text:p>Mutual sharimg of ideas.</text:p>
          </table:table-cell>
          <table:table-cell table:number-columns-repeated="1022"/>
        </table:table-row>
        <table:table-row table:style-name="ro5">
          <table:table-cell office:value-type="float" office:value="163">
            <text:p>163</text:p>
          </table:table-cell>
          <table:table-cell office:value-type="string">
            <text:p>Just getting started. Only drawing from others at this point.</text:p>
          </table:table-cell>
          <table:table-cell table:number-columns-repeated="1022"/>
        </table:table-row>
        <table:table-row table:style-name="ro5">
          <table:table-cell office:value-type="float" office:value="164">
            <text:p>164</text:p>
          </table:table-cell>
          <table:table-cell office:value-type="string">
            <text:p>I always draw much inspiration from the numerous open source hardware projects I see.</text:p>
          </table:table-cell>
          <table:table-cell table:number-columns-repeated="1022"/>
        </table:table-row>
        <table:table-row table:style-name="ro5">
          <table:table-cell office:value-type="float" office:value="165">
            <text:p>165</text:p>
          </table:table-cell>
          <table:table-cell office:value-type="string">
            <text:p>So far I have mostly just been a user. <text:s/>It is only recently that I have adapted the web media as a way to share my ideas and open source projects.</text:p>
          </table:table-cell>
          <table:table-cell table:number-columns-repeated="1022"/>
        </table:table-row>
        <table:table-row table:style-name="ro5">
          <table:table-cell office:value-type="float" office:value="166">
            <text:p>166</text:p>
          </table:table-cell>
          <table:table-cell office:value-type="string">
            <text:p>Our project was an analog shield that couples to an arduino. <text:s/>The design was straightforward and the boards are simple, so we didn't have to lean on other people very much. <text:s/>It was a MUCH smaller project than, say, the arduino or the beagleboard, etc.</text:p>
          </table:table-cell>
          <table:table-cell table:number-columns-repeated="1022"/>
        </table:table-row>
        <table:table-row table:style-name="ro5">
          <table:table-cell office:value-type="float" office:value="167">
            <text:p>167</text:p>
          </table:table-cell>
          <table:table-cell office:value-type="string">
            <text:p>I tend to be a middle of the night inventor of tools and I am fortunate to have several web friends who give me a lot of research support (and tell me when I am crazy).</text:p>
          </table:table-cell>
          <table:table-cell table:number-columns-repeated="1022"/>
        </table:table-row>
        <table:table-row table:style-name="ro5">
          <table:table-cell office:value-type="float" office:value="168">
            <text:p>168</text:p>
          </table:table-cell>
          <table:table-cell office:value-type="string">
            <text:p>While I have had the Aruduino for over a year it is only in the past few months that I have become serious in developing it, so at this stage I am a taker of information rather than a giver. <text:s/>Once I complete this project I hope to be able to give back to the community.</text:p>
          </table:table-cell>
          <table:table-cell table:number-columns-repeated="1022"/>
        </table:table-row>
        <table:table-row table:style-name="ro5">
          <table:table-cell office:value-type="float" office:value="169">
            <text:p>169</text:p>
          </table:table-cell>
          <table:table-cell office:value-type="string">
            <text:p>my project is essentially a hardware mashup between two pre-existing open hardware projects. <text:s/>one of them is the arduino, so no collaboration there. <text:s/>the other is the reflow-oven controller shield by RocketScream. <text:s/>we're actually doing the mashup together, so that has been highly collaborative (see #15)</text:p>
          </table:table-cell>
          <table:table-cell table:number-columns-repeated="1022"/>
        </table:table-row>
        <table:table-row table:style-name="ro5">
          <table:table-cell office:value-type="float" office:value="170">
            <text:p>170</text:p>
          </table:table-cell>
          <table:table-cell office:value-type="string">
            <text:p>I know at least one other developer. We share information and consult each other on our projects. I read a lot of ideas from others on the internet.</text:p>
          </table:table-cell>
          <table:table-cell table:number-columns-repeated="1022"/>
        </table:table-row>
        <table:table-row table:style-name="ro5">
          <table:table-cell office:value-type="float" office:value="171">
            <text:p>171</text:p>
          </table:table-cell>
          <table:table-cell office:value-type="string">
            <text:p>My relation is simple, I'd say. I usually draw on other people's ideas. I sometimes post what I do on forums so others would use and improve.</text:p>
          </table:table-cell>
          <table:table-cell table:number-columns-repeated="1022"/>
        </table:table-row>
        <table:table-row table:style-name="ro5">
          <table:table-cell office:value-type="float" office:value="172">
            <text:p>172</text:p>
          </table:table-cell>
          <table:table-cell office:value-type="string">
            <text:p>I develop small devices for my personal use, based on Arduino. I check blogs etc. to find out motre about the possibilities of creating things based on open-source hardware. I guess at the moment I am just "taking" from the community but have not reached the point to give something back (mainly, because my designs are quite simple)</text:p>
          </table:table-cell>
          <table:table-cell table:number-columns-repeated="1022"/>
        </table:table-row>
        <table:table-row table:style-name="ro5">
          <table:table-cell office:value-type="float" office:value="173">
            <text:p>173</text:p>
          </table:table-cell>
          <table:table-cell office:value-type="string">
            <text:p>my main interaction with other projects is to make a circuit that connects to them &amp; write software that connects the two. i need to know the pinouts and how the firmware works so <text:s/>rely on good documentation</text:p>
          </table:table-cell>
          <table:table-cell table:number-columns-repeated="1022"/>
        </table:table-row>
        <table:table-row table:style-name="ro5">
          <table:table-cell office:value-type="float" office:value="174">
            <text:p>174</text:p>
          </table:table-cell>
          <table:table-cell office:value-type="string">
            <text:p>Right now, the relationship is largely parasitic, in which I draw upon others' designs. My hope is that my designs will serve as an inspiration within the model railroading community, and spur a new DIY movement within this community.</text:p>
          </table:table-cell>
          <table:table-cell table:number-columns-repeated="1022"/>
        </table:table-row>
        <table:table-row table:style-name="ro5">
          <table:table-cell office:value-type="float" office:value="175">
            <text:p>175</text:p>
          </table:table-cell>
          <table:table-cell office:value-type="string">
            <text:p>Draws heavily on arduino design and from its derivates. Especially on the sofrware side, using the arduino libraries</text:p>
          </table:table-cell>
          <table:table-cell table:number-columns-repeated="1022"/>
        </table:table-row>
        <table:table-row table:style-name="ro5">
          <table:table-cell office:value-type="float" office:value="176">
            <text:p>176</text:p>
          </table:table-cell>
          <table:table-cell office:value-type="string">
            <text:p>As I am just getting started, I am mostly a sink for design information.</text:p>
          </table:table-cell>
          <table:table-cell table:number-columns-repeated="1022"/>
        </table:table-row>
        <table:table-row table:style-name="ro5">
          <table:table-cell office:value-type="float" office:value="177">
            <text:p>177</text:p>
          </table:table-cell>
          <table:table-cell office:value-type="string">
            <text:p>I contributed an important bug fix to the Pulse Sensor project. <text:s/>I've working with tanjent (the guy behind the Bliplace) to make Sound Spark, my product. <text:s/>I've used design files from SparkFun to start projects.</text:p>
          </table:table-cell>
          <table:table-cell table:number-columns-repeated="1022"/>
        </table:table-row>
        <table:table-row table:style-name="ro5">
          <table:table-cell office:value-type="float" office:value="178">
            <text:p>178</text:p>
          </table:table-cell>
          <table:table-cell office:value-type="string">
            <text:p>I believe I have struck a very good balance of give and take from the community. I take an awful lot from the hard work of others, but I also quite a bit, albeit different projects/products, back to the community. It's pretty good and balanced and net positive.</text:p>
          </table:table-cell>
          <table:table-cell table:number-columns-repeated="1022"/>
        </table:table-row>
        <table:table-row table:style-name="ro5">
          <table:table-cell office:value-type="float" office:value="179">
            <text:p>179</text:p>
          </table:table-cell>
          <table:table-cell office:value-type="string">
            <text:p>I mostly just borrow bits and pieces. A land pattern here, a BOM there. I do hope my own projects prove worthy of the collective, and people can expand on them and grow with them.</text:p>
          </table:table-cell>
          <table:table-cell table:number-columns-repeated="1022"/>
        </table:table-row>
        <table:table-row table:style-name="ro5">
          <table:table-cell office:value-type="float" office:value="180">
            <text:p>180</text:p>
          </table:table-cell>
          <table:table-cell office:value-type="string">
            <text:p>use them for education</text:p>
          </table:table-cell>
          <table:table-cell table:number-columns-repeated="1022"/>
        </table:table-row>
        <table:table-row table:style-name="ro5">
          <table:table-cell table:style-name="ce9" office:value-type="float" office:value="181">
            <text:p>181</text:p>
          </table:table-cell>
          <table:table-cell table:style-name="ce16" office:value-type="string">
            <text:p>Yes, I use other's designs and improve upon them - often through discussion in special interest forums and threads. This is a very casual relationship - I have offered advice and services that ended up resulting in friendships and exciting adventure. <text:s/>[part of this response<text:span text:style-name="T1"> contained </text:span><text:span text:style-name="T1">information that may identify the respondent and was removed to </text:span><text:span text:style-name="T1">protect their anonymity</text:span><text:span text:style-name="T2">]</text:span></text:p>
          </table:table-cell>
          <table:table-cell table:style-name="ce16" table:number-columns-repeated="1022"/>
        </table:table-row>
        <table:table-row table:style-name="ro5">
          <table:table-cell office:value-type="float" office:value="182">
            <text:p>182</text:p>
          </table:table-cell>
          <table:table-cell office:value-type="string">
            <text:p>I do all of these things.That is the beauty of OSH.</text:p>
          </table:table-cell>
          <table:table-cell table:number-columns-repeated="1022"/>
        </table:table-row>
        <table:table-row table:style-name="ro5">
          <table:table-cell office:value-type="float" office:value="183">
            <text:p>183</text:p>
          </table:table-cell>
          <table:table-cell office:value-type="string">
            <text:p>I have done a few projects that have used elements of an OSHW design because that's what I needed at the time, or I had <text:s/>different components available. <text:s/>Or maybe just because I thought of doing it my way.</text:p>
          </table:table-cell>
          <table:table-cell table:number-columns-repeated="1022"/>
        </table:table-row>
        <table:table-row table:style-name="ro5">
          <table:table-cell office:value-type="float" office:value="184">
            <text:p>184</text:p>
          </table:table-cell>
          <table:table-cell office:value-type="string">
            <text:p>All of the above and more. Too long of a question to answer in writing...</text:p>
          </table:table-cell>
          <table:table-cell table:number-columns-repeated="1022"/>
        </table:table-row>
        <table:table-row table:style-name="ro5">
          <table:table-cell office:value-type="float" office:value="185">
            <text:p>185</text:p>
          </table:table-cell>
          <table:table-cell office:value-type="string">
            <text:p>I've used existing projects as examples and learning tools to build my own skills.</text:p>
          </table:table-cell>
          <table:table-cell table:number-columns-repeated="1022"/>
        </table:table-row>
        <table:table-row table:style-name="ro8">
          <table:table-cell office:value-type="float" office:value="186">
            <text:p>186</text:p>
          </table:table-cell>
          <table:table-cell office:value-type="string">
            <text:p>In 1984, as a 9th grader, I took a basic electronics class: lots of theory, analog circuits, and two kits (I still have the wall wart we built, but don't use it because it's only rated for 300mA). <text:s/>Frankly, I was bored to death. <text:s/>My Dad was also taking an electronics course in college, so I borrowed and read his text. Then I found a book on *digital* circuit design: logic gates and kargnaugh maps. It was good stuff. I remember helping my dad with one of his assignments: he was clueless, but I was in my element.</text:p>
            <text:p/>
            <text:p>It only took a few weeks of working with 6502 assembly language to realize that the instruction set architecture was poorly designed. <text:s/>My first "open hardware" project -- long before the term was coined -- was to design a replacement for the 6502 with an orthogonal instruction set. Many years later I learned that the Motorola 6809 was pretty much the same as what I designed. <text:s/>I cursed the Steves (Woz and Jobs) for choosing the 6502, then realized that they had learned from their mistake and chosen the much more powerful 68000 for the Macintosh.</text:p>
            <text:p/>
            <text:p>(The same choice exists today: you can tinker with 8-bit MCUs, or you can get a BeagleBone and build something really powerful.)</text:p>
            <text:p/>
            <text:p>It would be cool to be 15 in the collaborative environment that exists today. <text:s/>You can learn a lot more by working with other people and building something that people actually use, than you can by creating yet another org-chart editor (a common CS201 project).</text:p>
          </table:table-cell>
          <table:table-cell table:number-columns-repeated="1022"/>
        </table:table-row>
        <table:table-row table:style-name="ro5">
          <table:table-cell office:value-type="float" office:value="187">
            <text:p>187</text:p>
          </table:table-cell>
          <table:table-cell office:value-type="string">
            <text:p>So far, it's been primarily consumption on my end, with small amounts of give-back to the community. <text:s/>I expect this to shift as my hardware skills evolve and my designs become more ambitious.</text:p>
          </table:table-cell>
          <table:table-cell table:number-columns-repeated="1022"/>
        </table:table-row>
        <table:table-row table:style-name="ro6">
          <table:table-cell office:value-type="float" office:value="188">
            <text:p>188</text:p>
          </table:table-cell>
          <table:table-cell office:value-type="string">
            <text:p>I have little interaction with open source hardware today.</text:p>
            <text:p>I design hardware full-time, though. All but 2 modules I have designed are closed source however.</text:p>
          </table:table-cell>
          <table:table-cell table:number-columns-repeated="1022"/>
        </table:table-row>
        <table:table-row table:style-name="ro5">
          <table:table-cell office:value-type="float" office:value="189">
            <text:p>189</text:p>
          </table:table-cell>
          <table:table-cell office:value-type="string">
            <text:p>I don't feel that a project is complete until I have "stolen from the best". My designs so far are too idiosyncratic for general use or involve components too expensive for the DIY community. So if someone else is as driven as I wants to keep online scholarly notebooks, library, or build a nuclear reactor, the designs are online.</text:p>
          </table:table-cell>
          <table:table-cell table:number-columns-repeated="1022"/>
        </table:table-row>
        <table:table-row table:style-name="ro5">
          <table:table-cell office:value-type="float" office:value="190">
            <text:p>190</text:p>
          </table:table-cell>
          <table:table-cell office:value-type="string">
            <text:p>I designed a small relay board for my arduino. <text:s/>I got some initial feedback and made some changes but it never really went farther than that.</text:p>
          </table:table-cell>
          <table:table-cell table:number-columns-repeated="1022"/>
        </table:table-row>
        <table:table-row table:style-name="ro5">
          <table:table-cell office:value-type="float" office:value="191">
            <text:p>191</text:p>
          </table:table-cell>
          <table:table-cell office:value-type="string">
            <text:p>at this time i am mostly a minor contributor to other projects. Just starting to create my own and hope to build some community around these projects. My goals = have fun and also to add show me/my site has capability to create and is not in any way just a re-hash of the work of others.</text:p>
          </table:table-cell>
          <table:table-cell table:number-columns-repeated="1022"/>
        </table:table-row>
        <table:table-row table:style-name="ro5">
          <table:table-cell office:value-type="float" office:value="192">
            <text:p>192</text:p>
          </table:table-cell>
          <table:table-cell office:value-type="string">
            <text:p>Mostly testing stuff for others and giving design advises ...</text:p>
          </table:table-cell>
          <table:table-cell table:number-columns-repeated="1022"/>
        </table:table-row>
        <table:table-row table:style-name="ro5">
          <table:table-cell office:value-type="float" office:value="193">
            <text:p>193</text:p>
          </table:table-cell>
          <table:table-cell office:value-type="string">
            <text:p>Most of the times I like to help community by providing my own solutions and designs. Most of the times students and teachers are contact me about OSHW designs. I personally like to help students and teachers to do there designs. Other than that I help some industrial designs also.</text:p>
          </table:table-cell>
          <table:table-cell table:number-columns-repeated="1022"/>
        </table:table-row>
        <table:table-row table:style-name="ro5">
          <table:table-cell office:value-type="float" office:value="194">
            <text:p>194</text:p>
          </table:table-cell>
          <table:table-cell office:value-type="string">
            <text:p>I love the challenges and love to compare my design choices with others to improve my skills and help out others to improve theirs.</text:p>
          </table:table-cell>
          <table:table-cell table:number-columns-repeated="1022"/>
        </table:table-row>
        <table:table-row table:style-name="ro5">
          <table:table-cell office:value-type="float" office:value="195">
            <text:p>195</text:p>
          </table:table-cell>
          <table:table-cell office:value-type="string">
            <text:p>I'm nowadays a lecturer at a university, teaching (among other things) design.</text:p>
          </table:table-cell>
          <table:table-cell table:number-columns-repeated="1022"/>
        </table:table-row>
        <table:table-row table:style-name="ro5">
          <table:table-cell office:value-type="float" office:value="196">
            <text:p>196</text:p>
          </table:table-cell>
          <table:table-cell office:value-type="string">
            <text:p>I'm starting my first Open Hardware projects in these weeks, so it's in its early phases!</text:p>
          </table:table-cell>
          <table:table-cell table:number-columns-repeated="1022"/>
        </table:table-row>
        <table:table-row table:style-name="ro5">
          <table:table-cell office:value-type="float" office:value="197">
            <text:p>197</text:p>
          </table:table-cell>
          <table:table-cell office:value-type="string">
            <text:p>Mostly use other open hardware designs cannonically, or for inspiration.</text:p>
          </table:table-cell>
          <table:table-cell table:number-columns-repeated="1022"/>
        </table:table-row>
        <table:table-row table:style-name="ro5">
          <table:table-cell office:value-type="float" office:value="198">
            <text:p>198</text:p>
          </table:table-cell>
          <table:table-cell office:value-type="string">
            <text:p>I do hardware design for the ArduPilot and ArduCopter projects. It's usually a collaboration between employees of 3D Robotics (like myself) and members of the development community.</text:p>
          </table:table-cell>
          <table:table-cell table:number-columns-repeated="1022"/>
        </table:table-row>
        <table:table-row table:style-name="ro5">
          <table:table-cell office:value-type="float" office:value="199">
            <text:p>199</text:p>
          </table:table-cell>
          <table:table-cell office:value-type="string">
            <text:p>I take what I need for my projects and if I make any improvements to that which I take I offer suggestions to the originators.</text:p>
          </table:table-cell>
          <table:table-cell table:number-columns-repeated="1022"/>
        </table:table-row>
        <table:table-row table:style-name="ro5">
          <table:table-cell office:value-type="float" office:value="200">
            <text:p>200</text:p>
          </table:table-cell>
          <table:table-cell office:value-type="string">
            <text:p>its a yin yang thing</text:p>
          </table:table-cell>
          <table:table-cell table:number-columns-repeated="1022"/>
        </table:table-row>
        <table:table-row table:style-name="ro5">
          <table:table-cell office:value-type="float" office:value="201">
            <text:p>201</text:p>
          </table:table-cell>
          <table:table-cell office:value-type="string">
            <text:p>haven't got that far jet, but arduino.cc/forum is quite useful</text:p>
          </table:table-cell>
          <table:table-cell table:number-columns-repeated="1022"/>
        </table:table-row>
        <table:table-row table:style-name="ro5">
          <table:table-cell office:value-type="float" office:value="202">
            <text:p>202</text:p>
          </table:table-cell>
          <table:table-cell office:value-type="string">
            <text:p>Always on Make or Instructables learning from others and incorporating into my own projects.</text:p>
          </table:table-cell>
          <table:table-cell table:number-columns-repeated="1022"/>
        </table:table-row>
        <table:table-row table:style-name="ro5">
          <table:table-cell office:value-type="float" office:value="203">
            <text:p>203</text:p>
          </table:table-cell>
          <table:table-cell office:value-type="string">
            <text:p>I use the Arduino form factor and concept as the basis of my design</text:p>
          </table:table-cell>
          <table:table-cell table:number-columns-repeated="1022"/>
        </table:table-row>
        <table:table-row table:style-name="ro5">
          <table:table-cell office:value-type="float" office:value="204">
            <text:p>204</text:p>
          </table:table-cell>
          <table:table-cell office:value-type="string">
            <text:p>I take other designs and expand upon them.</text:p>
          </table:table-cell>
          <table:table-cell table:number-columns-repeated="1022"/>
        </table:table-row>
        <table:table-row table:style-name="ro5">
          <table:table-cell office:value-type="float" office:value="205">
            <text:p>205</text:p>
          </table:table-cell>
          <table:table-cell office:value-type="string">
            <text:p>If the open source community was BitTorrent, I would probably be a leech.</text:p>
          </table:table-cell>
          <table:table-cell table:number-columns-repeated="1022"/>
        </table:table-row>
        <table:table-row table:style-name="ro5">
          <table:table-cell office:value-type="float" office:value="206">
            <text:p>206</text:p>
          </table:table-cell>
          <table:table-cell office:value-type="string">
            <text:p>I share and people share with me...the rest comes naturally</text:p>
          </table:table-cell>
          <table:table-cell table:number-columns-repeated="1022"/>
        </table:table-row>
        <table:table-row table:style-name="ro5">
          <table:table-cell office:value-type="float" office:value="207">
            <text:p>207</text:p>
          </table:table-cell>
          <table:table-cell office:value-type="string">
            <text:p>Do you draw on their designs, ideas, design decisions and mistakes.</text:p>
          </table:table-cell>
          <table:table-cell table:number-columns-repeated="1022"/>
        </table:table-row>
        <table:table-row table:style-name="ro5">
          <table:table-cell office:value-type="float" office:value="208">
            <text:p>208</text:p>
          </table:table-cell>
          <table:table-cell office:value-type="string">
            <text:p>i use others designs. if i see something that could work better, i suggest implementation</text:p>
          </table:table-cell>
          <table:table-cell table:number-columns-repeated="1022"/>
        </table:table-row>
        <table:table-row table:style-name="ro9">
          <table:table-cell office:value-type="float" office:value="209">
            <text:p>209</text:p>
          </table:table-cell>
          <table:table-cell office:value-type="string">
            <text:p>ShapeOko is using a couple of other projects.</text:p>
            <text:p>MakerSlide (another KickStarter project)</text:p>
            <text:p>GRBL (open source G-code interpreter)</text:p>
          </table:table-cell>
          <table:table-cell table:number-columns-repeated="1022"/>
        </table:table-row>
        <table:table-row table:style-name="ro5">
          <table:table-cell office:value-type="float" office:value="210">
            <text:p>210</text:p>
          </table:table-cell>
          <table:table-cell office:value-type="string">
            <text:p>So far nobody outside of my immediate community has used my design but I expect that to change when my article goes live next month.</text:p>
          </table:table-cell>
          <table:table-cell table:number-columns-repeated="1022"/>
        </table:table-row>
        <table:table-row table:style-name="ro5">
          <table:table-cell office:value-type="float" office:value="211">
            <text:p>211</text:p>
          </table:table-cell>
          <table:table-cell office:value-type="string">
            <text:p>Share garden tool designs.</text:p>
          </table:table-cell>
          <table:table-cell table:number-columns-repeated="1022"/>
        </table:table-row>
        <table:table-row table:style-name="ro5">
          <table:table-cell office:value-type="float" office:value="212">
            <text:p>212</text:p>
          </table:table-cell>
          <table:table-cell office:value-type="string">
            <text:p>For the most part, I draw upon the work of others for inspiration and guidance while I am still developing my skills as a maker. I document all of the work that I do in software and in hardware so that others may find use of it at some point along their own path.</text:p>
          </table:table-cell>
          <table:table-cell table:number-columns-repeated="1022"/>
        </table:table-row>
        <table:table-row table:style-name="ro5">
          <table:table-cell office:value-type="float" office:value="213">
            <text:p>213</text:p>
          </table:table-cell>
          <table:table-cell office:value-type="string">
            <text:p>I am a member of Letmakerobots.com and collaborate with other members there in hobby robotics development. I post and use files from Thingiverse quite often. <text:s/>I develop my own designs and create derivatives</text:p>
          </table:table-cell>
          <table:table-cell table:number-columns-repeated="1022"/>
        </table:table-row>
        <table:table-row table:style-name="ro5">
          <table:table-cell office:value-type="float" office:value="214">
            <text:p>214</text:p>
          </table:table-cell>
          <table:table-cell office:value-type="string">
            <text:p>I have no relationships and seldom borrow designs. I show up occasionally at the local Maker events. I keep watch on communities like Arduino but don't participate except by purchasing some of the product.</text:p>
          </table:table-cell>
          <table:table-cell table:number-columns-repeated="1022"/>
        </table:table-row>
        <table:table-row table:style-name="ro5">
          <table:table-cell office:value-type="float" office:value="215">
            <text:p>215</text:p>
          </table:table-cell>
          <table:table-cell office:value-type="string">
            <text:p>sharing knowledge is vital for the survival and growth of open-source hardware and products</text:p>
          </table:table-cell>
          <table:table-cell table:number-columns-repeated="1022"/>
        </table:table-row>
        <table:table-row table:style-name="ro5">
          <table:table-cell office:value-type="float" office:value="216">
            <text:p>216</text:p>
          </table:table-cell>
          <table:table-cell office:value-type="string">
            <text:p>I marvel at the ingenuity shown by makers of things like robots &amp; RC cars and devices that are hard to categorize. I particularly enjoy it when a maker shows whimsy or a sense of humor (not taking oneself too seriously). I religiously follow websites like Hack-A-Day, Make Projects, Let's Make Robots, DIY Drones &amp; Instructables. I do draw on the work of others but I'm kind of a solitary soul and don't mcommunicate much.</text:p>
          </table:table-cell>
          <table:table-cell table:number-columns-repeated="1022"/>
        </table:table-row>
        <table:table-row table:style-name="ro5">
          <table:table-cell office:value-type="float" office:value="217">
            <text:p>217</text:p>
          </table:table-cell>
          <table:table-cell office:value-type="string">
            <text:p>I draw on others designs. I am a software person by training, OSHW gives that step up to be able to get going with a project where hardware is required.</text:p>
          </table:table-cell>
          <table:table-cell table:number-columns-repeated="1022"/>
        </table:table-row>
        <table:table-row table:style-name="ro5">
          <table:table-cell office:value-type="float" office:value="218">
            <text:p>218</text:p>
          </table:table-cell>
          <table:table-cell office:value-type="string">
            <text:p>There is definitely a lot of two-way communication. <text:s/>The community follows a tit-for-tat model: If somebody give me advice, ideas, code, etc, then I want to reciprocate.</text:p>
          </table:table-cell>
          <table:table-cell table:number-columns-repeated="1022"/>
        </table:table-row>
        <table:table-row table:style-name="ro5">
          <table:table-cell table:style-name="ce9" office:value-type="float" office:value="219">
            <text:p>219</text:p>
          </table:table-cell>
          <table:table-cell table:style-name="ce16" office:value-type="string">
            <text:p>I spent time <text:s/>[part of this response<text:span text:style-name="T1"> contained information that may </text:span><text:span text:style-name="T1">identify the respondent and was removed to protect their anonymity</text:span><text:span text:style-name="T2">]</text:span> at Factor E Farm in the Summer of 2011. I appreciate some of their ideas, and the simplicity of much of their designs.</text:p>
          </table:table-cell>
          <table:table-cell table:style-name="ce16" table:number-columns-repeated="1022"/>
        </table:table-row>
        <table:table-row table:style-name="ro5">
          <table:table-cell office:value-type="float" office:value="220">
            <text:p>220</text:p>
          </table:table-cell>
          <table:table-cell office:value-type="string">
            <text:p>Like to draw on loads of designs. Try and suggest improvements from time to time.</text:p>
          </table:table-cell>
          <table:table-cell table:number-columns-repeated="1022"/>
        </table:table-row>
        <table:table-row table:style-name="ro5">
          <table:table-cell office:value-type="float" office:value="221">
            <text:p>221</text:p>
          </table:table-cell>
          <table:table-cell office:value-type="string">
            <text:p>If the project provides a means to give feedback, I do. <text:s/>Not all projects make it easy to provide feedback.</text:p>
          </table:table-cell>
          <table:table-cell table:number-columns-repeated="1022"/>
        </table:table-row>
        <table:table-row table:style-name="ro5">
          <table:table-cell office:value-type="float" office:value="222">
            <text:p>222</text:p>
          </table:table-cell>
          <table:table-cell office:value-type="string">
            <text:p>I'm just starting out and find the community gathered around TinyCLR.com to be indispensable.</text:p>
          </table:table-cell>
          <table:table-cell table:number-columns-repeated="1022"/>
        </table:table-row>
        <table:table-row table:style-name="ro5">
          <table:table-cell office:value-type="float" office:value="223">
            <text:p>223</text:p>
          </table:table-cell>
          <table:table-cell office:value-type="string">
            <text:p>I did draw a first basic design and let the users improve it. Many different design were adapted by the users and even commercial design are now available with much more power.</text:p>
          </table:table-cell>
          <table:table-cell table:number-columns-repeated="1022"/>
        </table:table-row>
        <table:table-row table:style-name="ro5">
          <table:table-cell office:value-type="float" office:value="224">
            <text:p>224</text:p>
          </table:table-cell>
          <table:table-cell office:value-type="string">
            <text:p>Haven't published yet because it's not finished.</text:p>
          </table:table-cell>
          <table:table-cell table:number-columns-repeated="1022"/>
        </table:table-row>
        <table:table-row table:style-name="ro5">
          <table:table-cell office:value-type="float" office:value="225">
            <text:p>225</text:p>
          </table:table-cell>
          <table:table-cell office:value-type="string">
            <text:p>Suggestion: Eagle is fine but not FLOSS. OSHW should use an open toolchain (otherwise it's like Linux without gcc to bootstrap it). I recommend gEDA and KiCAD.</text:p>
          </table:table-cell>
          <table:table-cell table:number-columns-repeated="1022"/>
        </table:table-row>
        <table:table-row table:style-name="ro9">
          <table:table-cell office:value-type="float" office:value="226">
            <text:p>226</text:p>
          </table:table-cell>
          <table:table-cell office:value-type="string">
            <text:p>We draw on many other designs. <text:s/>Because we have used a lot of the hardware of these designs, we've gotten to know the best designs for power supply sections, for rechargeable support, for antenna/RF design, and general power of various MCUs. <text:s/></text:p>
            <text:p/>
            <text:p>We would be happy to offer back changes that we'd recommend, but don't have many suggestions at the moment. <text:s/>At the point we do, we would definitely offer those back.</text:p>
          </table:table-cell>
          <table:table-cell table:number-columns-repeated="1022"/>
        </table:table-row>
        <table:table-row table:style-name="ro5">
          <table:table-cell office:value-type="float" office:value="227">
            <text:p>227</text:p>
          </table:table-cell>
          <table:table-cell office:value-type="string">
            <text:p>The nature of the relationship is usually one-way. Only find out about derivatives of our work by seeing them out in the wild, or after a blog post is discovered mentioning the use of some of our work in their design.</text:p>
          </table:table-cell>
          <table:table-cell table:number-columns-repeated="1022"/>
        </table:table-row>
        <table:table-row table:style-name="ro5">
          <table:table-cell office:value-type="float" office:value="228">
            <text:p>228</text:p>
          </table:table-cell>
          <table:table-cell office:value-type="string">
            <text:p>I have a problem that needs a solution. <text:s/>It's not really anything more than just that. <text:s/>I don't work on things that don't need solving.</text:p>
          </table:table-cell>
          <table:table-cell table:number-columns-repeated="1022"/>
        </table:table-row>
        <table:table-row table:style-name="ro5">
          <table:table-cell office:value-type="float" office:value="229">
            <text:p>229</text:p>
          </table:table-cell>
          <table:table-cell office:value-type="string">
            <text:p>I design both hardware PCB and schematics, but mainly VHDL designs (for FPGA implementation). Most of these designs also include a software part, some written from scratch, some others modifications of already existing open source versions.</text:p>
          </table:table-cell>
          <table:table-cell table:number-columns-repeated="1022"/>
        </table:table-row>
        <table:table-row table:style-name="ro5">
          <table:table-cell office:value-type="float" office:value="230">
            <text:p>230</text:p>
          </table:table-cell>
          <table:table-cell office:value-type="string">
            <text:p>We receive a lot of feedback from forum users and incorporate those. We often study other open hardware designs for inspiration and techniques, and compare performance with them, but rarely actually "copy-paste" or even inspect raw design files because most projects use non-libre design suites with non-open file formats, which is a big barrier to sharing and improving. We publish our designs in KiCad and have had a number of users modify and post our designs online, which is great.</text:p>
          </table:table-cell>
          <table:table-cell table:number-columns-repeated="1022"/>
        </table:table-row>
        <table:table-row table:style-name="ro5">
          <table:table-cell office:value-type="float" office:value="231">
            <text:p>231</text:p>
          </table:table-cell>
          <table:table-cell office:value-type="string">
            <text:p>I draw on previous products in the same line, and am also able to compare to other products in the field and look for improvements that should be made</text:p>
          </table:table-cell>
          <table:table-cell table:number-columns-repeated="1022"/>
        </table:table-row>
        <table:table-row table:style-name="ro5">
          <table:table-cell office:value-type="float" office:value="232">
            <text:p>232</text:p>
          </table:table-cell>
          <table:table-cell office:value-type="string">
            <text:p>I am still new to the OSHW community so at this point I have used other designs as a starting point, but have not made suggestions for changes to others. As I get more comfortable with a particular project, I will be more likely to offer suggestions.</text:p>
          </table:table-cell>
          <table:table-cell table:number-columns-repeated="1022"/>
        </table:table-row>
        <table:table-row table:style-name="ro5">
          <table:table-cell office:value-type="float" office:value="233">
            <text:p>233</text:p>
          </table:table-cell>
          <table:table-cell office:value-type="string">
            <text:p>It's about not having to reinvent the wheel. <text:s/>I learn from others - it saves me time, energy, and money! <text:s/>And hopefully others will learn from me - my mistakes, my ah ha moments, things that I discover, etc. so that they won't have to learn the hard way. <text:s/>My contributions are more along the lines of making the learning easier, not necessarily in any technical achievement. <text:s/>An engineer friend of my once commented that the Uno looks like a reference design, which reinforces the notion that it's the community and simplicity that make open-source valuable.</text:p>
          </table:table-cell>
          <table:table-cell table:number-columns-repeated="1022"/>
        </table:table-row>
        <table:table-row table:style-name="ro5">
          <table:table-cell office:value-type="float" office:value="234">
            <text:p>234</text:p>
          </table:table-cell>
          <table:table-cell office:value-type="string">
            <text:p>(again, sorry for my english), I just try to learn how stuff is made and adapt it to my needs, Drawing and sketching is important to understand why did the other made something.....</text:p>
          </table:table-cell>
          <table:table-cell table:number-columns-repeated="1022"/>
        </table:table-row>
        <table:table-row table:style-name="ro5">
          <table:table-cell office:value-type="float" office:value="235">
            <text:p>235</text:p>
          </table:table-cell>
          <table:table-cell office:value-type="string">
            <text:p>I don't know if anyone's drawn on my designs yet. Perhaps. I seem to get interest on several OSHW projects. I have drawn on one or two so far. I've posted up designs to forums for critique but haven't had time to incorporate improvements yet. I would say the relationship has not yet become highly collaborative but I think it'd be great to see collaborative projects/designs. What we lack, I think, are the collaborative tools to do so--or maybe the uptake of same. (Speaking from electronics pov). <text:s/>For example, source code control is, well, for source code. It works ok for design files but we need Diff utilities, and we need design tools with built-in support for subversion, git, mercurial, etc. <text:s/>So far it seems the OSHW electronics folks are lone wolves. There's an online tool for circuit design that may help to change that if it becomes sophisticated enough.</text:p>
          </table:table-cell>
          <table:table-cell table:number-columns-repeated="1022"/>
        </table:table-row>
        <table:table-row table:style-name="ro6">
          <table:table-cell office:value-type="float" office:value="236">
            <text:p>236</text:p>
          </table:table-cell>
          <table:table-cell office:value-type="string">
            <text:p>There are many other projects I collaborate with, both when trying to connect two projects of similar themes (protei + openROV, for example). Open source hardware ocean / water / sailing / exploration projects are super cool to collaborate with. And I have definitely referred to what openROV is doing so I can see what they do well,etc. Also DIY drones is a company that when designing an electronics unit / device I have used to copy their great design for both the community/website and product.</text:p>
            <text:p>Part of the nature of the open_sailing project is relying on users for building and using the boats. So it relies on osh.</text:p>
          </table:table-cell>
          <table:table-cell table:number-columns-repeated="1022"/>
        </table:table-row>
        <table:table-row table:style-name="ro5">
          <table:table-cell office:value-type="float" office:value="237">
            <text:p>237</text:p>
          </table:table-cell>
          <table:table-cell office:value-type="string">
            <text:p>Depending on the project there are always like-minded people about who are at various stages of similar projects to share ideas with</text:p>
          </table:table-cell>
          <table:table-cell table:number-columns-repeated="1022"/>
        </table:table-row>
        <table:table-row table:style-name="ro5">
          <table:table-cell office:value-type="float" office:value="238">
            <text:p>238</text:p>
          </table:table-cell>
          <table:table-cell office:value-type="string">
            <text:p>I work at <text:s/>[part of this response<text:span text:style-name="T1"> contained information that may identify </text:span><text:span text:style-name="T1">the respondent and was removed to protect their anonymity</text:span><text:span text:style-name="T2">]</text:span>. We have used a lot from the Arduino world. People also publish their own research into our products, which sometimes gives us knowledge we incorporate into future designs.</text:p>
          </table:table-cell>
          <table:table-cell table:number-columns-repeated="1022"/>
        </table:table-row>
        <table:table-row table:style-name="ro5">
          <table:table-cell office:value-type="float" office:value="239">
            <text:p>239</text:p>
          </table:table-cell>
          <table:table-cell office:value-type="string">
            <text:p>Sometimes I base part of my designs directly on other open-hardware designs. Sometimes it's just one or two things, like a particular component or technique.</text:p>
          </table:table-cell>
          <table:table-cell table:number-columns-repeated="1022"/>
        </table:table-row>
        <table:table-row table:style-name="ro5">
          <table:table-cell office:value-type="float" office:value="240">
            <text:p>240</text:p>
          </table:table-cell>
          <table:table-cell office:value-type="string">
            <text:p>I mainly take inspiration from projects and sometimes I use low-level electronics ideas, but I don't build on these projects (well, except for Arduino). My projects are quite new and I did not advertise them (waiting with that for a few things more to build up), so not much of response outside of my friends'.</text:p>
          </table:table-cell>
          <table:table-cell table:number-columns-repeated="1022"/>
        </table:table-row>
        <table:table-row table:style-name="ro5">
          <table:table-cell office:value-type="float" office:value="241">
            <text:p>241</text:p>
          </table:table-cell>
          <table:table-cell office:value-type="string">
            <text:p>This would require an essay to answer.</text:p>
          </table:table-cell>
          <table:table-cell table:number-columns-repeated="1022"/>
        </table:table-row>
        <table:table-row table:style-name="ro5">
          <table:table-cell office:value-type="float" office:value="242">
            <text:p>242</text:p>
          </table:table-cell>
          <table:table-cell office:value-type="string">
            <text:p>With physical objects, it is sometimes difficult to share designs. For example, I use Pro/ENGINEER to create certain CAD objects, since there is no good alternative available. It is difficult to share the 3D models with others, because not many people have access to Pro/ENGINEER. Others have access to Solidworks or NX or some other program. The models are not easily shareable. Instead, I take screenshots and post them online to hear user feedback. This is very limiting though. I would prefer that someone can work on one sub-assembly, while I work on another. But this is very difficult. It means we both must have the same CAD application.</text:p>
          </table:table-cell>
          <table:table-cell table:number-columns-repeated="1022"/>
        </table:table-row>
        <table:table-row table:style-name="ro5">
          <table:table-cell office:value-type="float" office:value="243">
            <text:p>243</text:p>
          </table:table-cell>
          <table:table-cell office:value-type="string">
            <text:p>well, it's complicated ;)</text:p>
          </table:table-cell>
          <table:table-cell table:number-columns-repeated="1022"/>
        </table:table-row>
        <table:table-row table:style-name="ro5">
          <table:table-cell office:value-type="float" office:value="244">
            <text:p>244</text:p>
          </table:table-cell>
          <table:table-cell office:value-type="string">
            <text:p>At the time of writing, it is my intention to have designs which others can learn from and improve upon. <text:s/>Up until now I have mostly drawn on top of others' designs, and when I can I make sure to ask certain questions which would lead to a discussion about improvements, modifications, or other ways to develop the hardware. <text:s/>For now, engaging in the discussions is what I feel is my most valuable contribution, that and teaching students the power of what I am learning myself.</text:p>
          </table:table-cell>
          <table:table-cell table:number-columns-repeated="1022"/>
        </table:table-row>
        <table:table-row table:style-name="ro5">
          <table:table-cell office:value-type="float" office:value="245">
            <text:p>245</text:p>
          </table:table-cell>
          <table:table-cell office:value-type="string">
            <text:p>not</text:p>
          </table:table-cell>
          <table:table-cell table:number-columns-repeated="1022"/>
        </table:table-row>
        <table:table-row table:style-name="ro5">
          <table:table-cell office:value-type="float" office:value="246">
            <text:p>246</text:p>
          </table:table-cell>
          <table:table-cell office:value-type="string">
            <text:p>In the VSCP (http://www.vscp.org) community we are several companies and induvidual that work on may hardware projects together or seperate.</text:p>
          </table:table-cell>
          <table:table-cell table:number-columns-repeated="1022"/>
        </table:table-row>
        <table:table-row table:style-name="ro12">
          <table:table-cell office:value-type="float" office:value="247">
            <text:p>247</text:p>
          </table:table-cell>
          <table:table-cell office:value-type="string">
            <text:p>We design Open Hardware shields for Arduino</text:p>
            <text:p>We publish the sources (eagle files) and sell our diy kits and have feedback from community</text:p>
            <text:p>We publish assembly guide, howto, etc.</text:p>
            <text:p>We support our customers</text:p>
            <text:p>We support the community (Arduino french forum moderation), translate some guide, documentation, website (we are French)</text:p>
            <text:p>We particpate to event (hackerspace festival, Maker Faire, etc.)</text:p>
          </table:table-cell>
          <table:table-cell table:number-columns-repeated="1022"/>
        </table:table-row>
        <table:table-row table:style-name="ro5">
          <table:table-cell office:value-type="float" office:value="248">
            <text:p>248</text:p>
          </table:table-cell>
          <table:table-cell office:value-type="string">
            <text:p>NA</text:p>
          </table:table-cell>
          <table:table-cell table:number-columns-repeated="1022"/>
        </table:table-row>
        <table:table-row table:style-name="ro6">
          <table:table-cell office:value-type="float" office:value="249">
            <text:p>249</text:p>
          </table:table-cell>
          <table:table-cell office:value-type="string">
            <text:p>I made changes in others designs to make it easier for non.technical people start to learn electronics.</text:p>
            <text:p>My relationship when I work with some dude that knows a <text:s/>lot of programming is make for instance, the code they write, much more simple and with the enough comments for someone to start <text:s/>without get frustrate or lost.</text:p>
          </table:table-cell>
          <table:table-cell table:number-columns-repeated="1022"/>
        </table:table-row>
        <table:table-row table:style-name="ro5">
          <table:table-cell office:value-type="float" office:value="250">
            <text:p>250</text:p>
          </table:table-cell>
          <table:table-cell office:value-type="string">
            <text:p>Feedback support, both ways</text:p>
          </table:table-cell>
          <table:table-cell table:number-columns-repeated="1022"/>
        </table:table-row>
        <table:table-row table:style-name="ro5">
          <table:table-cell office:value-type="float" office:value="251">
            <text:p>251</text:p>
          </table:table-cell>
          <table:table-cell office:value-type="string">
            <text:p>Up to this point (I've pretty much just started planning my own OSHW project) I've been fascinated with CNC machines, and thus I've been looking into the Lasersaur and the ShapeOko for inspiration. I've been fairly passive and just trying to take in the information and not actively discussing or suggesting much.</text:p>
          </table:table-cell>
          <table:table-cell table:number-columns-repeated="1022"/>
        </table:table-row>
        <table:table-row table:style-name="ro5">
          <table:table-cell office:value-type="float" office:value="252">
            <text:p>252</text:p>
          </table:table-cell>
          <table:table-cell office:value-type="string">
            <text:p>I use the designs and tinker kits as a base for my projects. It is cheaper to buy hardware kits than developing my own. After modifying a open source design I give back my hardware and software to the community. Sometimes i get some suggestions or questions which I incorporate in my products.</text:p>
          </table:table-cell>
          <table:table-cell table:number-columns-repeated="1022"/>
        </table:table-row>
        <table:table-row table:style-name="ro5">
          <table:table-cell office:value-type="float" office:value="253">
            <text:p>253</text:p>
          </table:table-cell>
          <table:table-cell office:value-type="string">
            <text:p>I can't say I have contributed to improvements on projects.</text:p>
          </table:table-cell>
          <table:table-cell table:number-columns-repeated="1022"/>
        </table:table-row>
        <table:table-row table:style-name="ro5">
          <table:table-cell office:value-type="float" office:value="254">
            <text:p>254</text:p>
          </table:table-cell>
          <table:table-cell office:value-type="string">
            <text:p>I love seeing what other people are doing and try to incorporate their ideas into my designs.</text:p>
          </table:table-cell>
          <table:table-cell table:number-columns-repeated="1022"/>
        </table:table-row>
        <table:table-row table:style-name="ro5">
          <table:table-cell office:value-type="float" office:value="255">
            <text:p>255</text:p>
          </table:table-cell>
          <table:table-cell office:value-type="string">
            <text:p>I prefer to work alone, and when i finalize the design upto my own satisfaction, I show it to others and then take their comments and modify it if necessary.</text:p>
          </table:table-cell>
          <table:table-cell table:number-columns-repeated="1022"/>
        </table:table-row>
        <table:table-row table:style-name="ro5">
          <table:table-cell office:value-type="float" office:value="256">
            <text:p>256</text:p>
          </table:table-cell>
          <table:table-cell office:value-type="string">
            <text:p>I sometimes use small parts of other projectsvas inspiration</text:p>
          </table:table-cell>
          <table:table-cell table:number-columns-repeated="1022"/>
        </table:table-row>
        <table:table-row table:style-name="ro5">
          <table:table-cell office:value-type="float" office:value="257">
            <text:p>257</text:p>
          </table:table-cell>
          <table:table-cell office:value-type="string">
            <text:p>I would be surprised if any published OSH projects have used my designs, but after drawing from other designs and documenting my projects, other individuals have recreated my documented projects or used mine as a basis for their own projects.</text:p>
          </table:table-cell>
          <table:table-cell table:number-columns-repeated="1022"/>
        </table:table-row>
        <table:table-row table:style-name="ro6">
          <table:table-cell office:value-type="float" office:value="258">
            <text:p>258</text:p>
          </table:table-cell>
          <table:table-cell office:value-type="string">
            <text:p>At this moment in my career I am not exactly the most experienced designer so I draw from the ideas of others mixed with my own. I don't know of anyone who has used any of my designs so I don't feel confident enough to suggest </text:p>
            <text:p>changes to other designs. Until I gain more experience and knowledge I feel I am a bit excluded from the group.</text:p>
          </table:table-cell>
          <table:table-cell table:number-columns-repeated="1022"/>
        </table:table-row>
        <table:table-row table:style-name="ro5">
          <table:table-cell office:value-type="float" office:value="259">
            <text:p>259</text:p>
          </table:table-cell>
          <table:table-cell office:value-type="string">
            <text:p>I typically draw upon the Arduino project for my work. <text:s/>I'm not yet skilled enough to provide meaningful improvements to that project. <text:s/>My work is very personal and fills needs that I don't yet know of alternatives for.</text:p>
          </table:table-cell>
          <table:table-cell table:number-columns-repeated="1022"/>
        </table:table-row>
        <table:table-row table:style-name="ro5">
          <table:table-cell office:value-type="float" office:value="260">
            <text:p>260</text:p>
          </table:table-cell>
          <table:table-cell office:value-type="string">
            <text:p>So far, to my knowledge, my designs haven't inspired other different designs (though a few people have worked on creating their own copies of my designs, which is great). I don't have a lot of interaction with other designers from which I draw, but when I do, we do bounce ideas off of each other when the conversation goes that direction. For my own part, I feel that I am always willing to learn from others' designs, consider any and every suggestion, and change my own design if such a change is valuable. I am also eager to provide my own suggestions or help for others if I think I can truly help, though I try to keep my mouth shut if I am not confident in my suggestions.</text:p>
          </table:table-cell>
          <table:table-cell table:number-columns-repeated="1022"/>
        </table:table-row>
        <table:table-row table:style-name="ro5">
          <table:table-cell office:value-type="float" office:value="261">
            <text:p>261</text:p>
          </table:table-cell>
          <table:table-cell office:value-type="string">
            <text:p>I learn and borrow from other OSH projects.</text:p>
          </table:table-cell>
          <table:table-cell table:number-columns-repeated="1022"/>
        </table:table-row>
        <table:table-row table:style-name="ro5">
          <table:table-cell office:value-type="float" office:value="262">
            <text:p>262</text:p>
          </table:table-cell>
          <table:table-cell office:value-type="string">
            <text:p>I'm still new to the OSHW game and there is very little OSHW in amateur radio. I have adapted the vusbtiny hardware design into my own PCB.</text:p>
          </table:table-cell>
          <table:table-cell table:number-columns-repeated="1022"/>
        </table:table-row>
        <table:table-row table:style-name="ro5">
          <table:table-cell office:value-type="float" office:value="263">
            <text:p>263</text:p>
          </table:table-cell>
          <table:table-cell office:value-type="string">
            <text:p>I have adapted other peoples projects for my own use and to give back to the community. <text:s/>Many of my current projects are based on others work. <text:s/>I then share my personal "improvements" with the original designer and others.</text:p>
          </table:table-cell>
          <table:table-cell table:number-columns-repeated="1022"/>
        </table:table-row>
        <table:table-row table:style-name="ro5">
          <table:table-cell office:value-type="float" office:value="264">
            <text:p>264</text:p>
          </table:table-cell>
          <table:table-cell office:value-type="string">
            <text:p>I primarily have been testing and making suggestions for existing designs produced by GHI in the past year. <text:s/>I am close to releasing my first OSH design that I have developed from the ground up.</text:p>
          </table:table-cell>
          <table:table-cell table:number-columns-repeated="1022"/>
        </table:table-row>
        <table:table-row table:style-name="ro5">
          <table:table-cell office:value-type="float" office:value="265">
            <text:p>265</text:p>
          </table:table-cell>
          <table:table-cell office:value-type="string">
            <text:p>Look for inspiration, design ideas. <text:s/>Look to purchase circuit boards / modules to make small tasks easier. <text:s/>So far I have done a lot of purchasing of open hardware and reviewing existing designs.</text:p>
          </table:table-cell>
          <table:table-cell table:number-columns-repeated="1022"/>
        </table:table-row>
        <table:table-row table:style-name="ro5">
          <table:table-cell office:value-type="float" office:value="266">
            <text:p>266</text:p>
          </table:table-cell>
          <table:table-cell office:value-type="string">
            <text:p>I've incorporated other OSHW projects into my own as modules, but haven't adapted any yet. I've used other projects as a learning tool for how to draft hardware, how to connect a part cleanly, and similar things.</text:p>
          </table:table-cell>
          <table:table-cell table:number-columns-repeated="1022"/>
        </table:table-row>
        <table:table-row table:style-name="ro9">
          <table:table-cell office:value-type="float" office:value="267">
            <text:p>267</text:p>
          </table:table-cell>
          <table:table-cell office:value-type="string">
            <text:p>I used the Arduino board source file to develop a new concept for the arduino board, wich I called <text:s text:c="2"/>[part of this response<text:span text:style-name="T1"> contained </text:span><text:span text:style-name="T1">information that may identify the respondent and was removed to </text:span><text:span text:style-name="T1">protect their anonymity</text:span><text:span text:style-name="T2">]</text:span>, this board is also totally open hardware.</text:p>
            <text:p/>
            <text:p>The act of sharing is a human natural ability, the act of giving without the need of a return, and naturally the return is always implicit to the act of sharing.</text:p>
          </table:table-cell>
          <table:table-cell table:number-columns-repeated="1022"/>
        </table:table-row>
        <table:table-row table:style-name="ro5">
          <table:table-cell office:value-type="float" office:value="268">
            <text:p>268</text:p>
          </table:table-cell>
          <table:table-cell office:value-type="string">
            <text:p>Improvements are often suggested via email and forum posts. I have drawn from other projects and projects have been built on mine.</text:p>
          </table:table-cell>
          <table:table-cell table:number-columns-repeated="1022"/>
        </table:table-row>
        <table:table-row table:style-name="ro5">
          <table:table-cell office:value-type="float" office:value="269">
            <text:p>269</text:p>
          </table:table-cell>
          <table:table-cell office:value-type="string">
            <text:p>Cool example of this is the RoboBrrd Brain Board v0.1. I was designing it in gEDA, but had no idea what I was doing, so I used the EMSL Diavolino as a starting point. It was great because it had all of the schematic and pcb files open source, so I could learn the basics of making a board for realz. If I ran into a problem, I would just post on their forums and get super detailed responses. With their help, now I have a board that turned out better than I imagined. How cool is that! Since the learning curve for gEDA is steep, I plan to give back by creating some tutorials on how to make a shield.</text:p>
          </table:table-cell>
          <table:table-cell table:number-columns-repeated="1022"/>
        </table:table-row>
        <table:table-row table:style-name="ro5">
          <table:table-cell office:value-type="float" office:value="270">
            <text:p>270</text:p>
          </table:table-cell>
          <table:table-cell office:value-type="string">
            <text:p>Early stage and isolated. Lacks a thingivrrse equivalent. No obvious place to go to get any of this.</text:p>
          </table:table-cell>
          <table:table-cell table:number-columns-repeated="1022"/>
        </table:table-row>
        <table:table-row table:style-name="ro5">
          <table:table-cell office:value-type="float" office:value="271">
            <text:p>271</text:p>
          </table:table-cell>
          <table:table-cell office:value-type="string">
            <text:p>I am inspired by others' open source designs. I am often amazed by their cleverness, and use some of the ideas in my own designs, even if the application is different.</text:p>
          </table:table-cell>
          <table:table-cell table:number-columns-repeated="1022"/>
        </table:table-row>
        <table:table-row table:style-name="ro5">
          <table:table-cell office:value-type="float" office:value="272">
            <text:p>272</text:p>
          </table:table-cell>
          <table:table-cell office:value-type="string">
            <text:p>I am beginning to learn electronics and so my relationship with other hardware projects is minimal. <text:s/>I like having easy access to schematics and other resources from the open hardware community as a teaching tool for myself, so the relationship is mostly one sided with me browsing and not saying much.</text:p>
          </table:table-cell>
          <table:table-cell table:number-columns-repeated="1022"/>
        </table:table-row>
        <table:table-row table:style-name="ro5">
          <table:table-cell office:value-type="float" office:value="273">
            <text:p>273</text:p>
          </table:table-cell>
          <table:table-cell office:value-type="string">
            <text:p>JeeNode is a great project since the creator blogs often. Although he does not respond to email, he's always giving info.</text:p>
          </table:table-cell>
          <table:table-cell table:number-columns-repeated="1022"/>
        </table:table-row>
        <table:table-row table:style-name="ro5">
          <table:table-cell office:value-type="float" office:value="274">
            <text:p>274</text:p>
          </table:table-cell>
          <table:table-cell office:value-type="string">
            <text:p>I often use the work of others as a starting point, but most often I will really only delve into a project if others have provided technical recipes, allowing me to build on the technical details. I'm not an engineer or a programmer, so I depend on the deep level of experience in hardware and software--if I run into a problem, I'll ask a question in a forum and often the reply is exactly what I need to continue.</text:p>
          </table:table-cell>
          <table:table-cell table:number-columns-repeated="1022"/>
        </table:table-row>
        <table:table-row table:style-name="ro5">
          <table:table-cell office:value-type="float" office:value="275">
            <text:p>275</text:p>
          </table:table-cell>
          <table:table-cell office:value-type="string">
            <text:p>Have not done too much of this yet.</text:p>
          </table:table-cell>
          <table:table-cell table:number-columns-repeated="1022"/>
        </table:table-row>
        <table:table-row table:style-name="ro5">
          <table:table-cell office:value-type="float" office:value="276">
            <text:p>276</text:p>
          </table:table-cell>
          <table:table-cell office:value-type="string">
            <text:p>I find a lack of structure and common method of attack in the open source world to be a slight hindrance to creating something awesome.</text:p>
          </table:table-cell>
          <table:table-cell table:number-columns-repeated="1022"/>
        </table:table-row>
        <table:table-row table:style-name="ro5">
          <table:table-cell office:value-type="float" office:value="277">
            <text:p>277</text:p>
          </table:table-cell>
          <table:table-cell office:value-type="string">
            <text:p>Ok, I have technician and programer skills and I would like to use it all in my job because it could be a better area to work. I use the googlegroups to swap information with other developers, designers and professional of this area. In my job the most don't care about the miscelaneous of evolution, they only want to program, so I use the internet and the googlegroups.</text:p>
          </table:table-cell>
          <table:table-cell table:number-columns-repeated="1022"/>
        </table:table-row>
        <table:table-row table:style-name="ro5">
          <table:table-cell office:value-type="float" office:value="278">
            <text:p>278</text:p>
          </table:table-cell>
          <table:table-cell table:style-name="ce17" office:value-type="string">
            <text:p><text:span text:style-name="T3"><text:s/></text:span><text:span text:style-name="T3">[this response</text:span><text:span text:style-name="T4"> contained information that may identify the respondent </text:span><text:span text:style-name="T4">and was removed to protect their anonymity</text:span><text:span text:style-name="T5">]</text:span></text:p>
          </table:table-cell>
          <table:table-cell table:number-columns-repeated="1022"/>
        </table:table-row>
        <table:table-row table:style-name="ro5">
          <table:table-cell office:value-type="float" office:value="279">
            <text:p>279</text:p>
          </table:table-cell>
          <table:table-cell office:value-type="string">
            <text:p>I tend to draw on existing open-source hardware projects to see how they implemented a specific feature. I don't intend to clone their whole project, but they make for an amazing supplement to data sheets/application notes as a known-working reference design.</text:p>
          </table:table-cell>
          <table:table-cell table:number-columns-repeated="1022"/>
        </table:table-row>
        <table:table-row table:style-name="ro5">
          <table:table-cell office:value-type="float" office:value="280">
            <text:p>280</text:p>
          </table:table-cell>
          <table:table-cell office:value-type="string">
            <text:p>I'm currently looking for more of an open-hardware community that isn't a part of arduino.</text:p>
          </table:table-cell>
          <table:table-cell table:number-columns-repeated="1022"/>
        </table:table-row>
        <table:table-row table:style-name="ro5">
          <table:table-cell office:value-type="float" office:value="281">
            <text:p>281</text:p>
          </table:table-cell>
          <table:table-cell office:value-type="string">
            <text:p>Important interaction: at the end of the day what I do is just another wireless sensor + internet gateway, so there are a lot of similarities, and I use hardware and libraries that were initially developed for other projects, and that are still updated regularly.</text:p>
          </table:table-cell>
          <table:table-cell table:number-columns-repeated="1022"/>
        </table:table-row>
        <table:table-row table:style-name="ro5">
          <table:table-cell office:value-type="float" office:value="282">
            <text:p>282</text:p>
          </table:table-cell>
          <table:table-cell office:value-type="string">
            <text:p>I draw.</text:p>
          </table:table-cell>
          <table:table-cell table:number-columns-repeated="1022"/>
        </table:table-row>
        <table:table-row table:style-name="ro5">
          <table:table-cell office:value-type="float" office:value="283">
            <text:p>283</text:p>
          </table:table-cell>
          <table:table-cell office:value-type="string">
            <text:p>Use Arduino as the basis of many projects</text:p>
          </table:table-cell>
          <table:table-cell table:number-columns-repeated="1022"/>
        </table:table-row>
        <table:table-row table:style-name="ro5">
          <table:table-cell office:value-type="float" office:value="284">
            <text:p>284</text:p>
          </table:table-cell>
          <table:table-cell office:value-type="string">
            <text:p>My work draws a lot on other people's projects. <text:s/>I use a lot of open source hardware during the development or my ideas, and sometimes in the finished product. <text:s/>I don't often suggest hardware changes, since I'm very new to hardware, and don't understand a lot of the details of people's designes.</text:p>
          </table:table-cell>
          <table:table-cell table:number-columns-repeated="1022"/>
        </table:table-row>
        <table:table-row table:style-name="ro5">
          <table:table-cell office:value-type="float" office:value="285">
            <text:p>285</text:p>
          </table:table-cell>
          <table:table-cell office:value-type="string">
            <text:p>I use open source hardware to learn more about electronics and also contribute to some different projects.</text:p>
          </table:table-cell>
          <table:table-cell table:number-columns-repeated="1022"/>
        </table:table-row>
        <table:table-row table:style-name="ro5">
          <table:table-cell office:value-type="float" office:value="286">
            <text:p>286</text:p>
          </table:table-cell>
          <table:table-cell office:value-type="string">
            <text:p>Yes, some projects draw on other designs and so on. <text:s/>It's all highly interdependent. <text:s/>This question is pretty nebulous.</text:p>
          </table:table-cell>
          <table:table-cell table:number-columns-repeated="1022"/>
        </table:table-row>
        <table:table-row table:style-name="ro5">
          <table:table-cell office:value-type="float" office:value="287">
            <text:p>287</text:p>
          </table:table-cell>
          <table:table-cell office:value-type="string">
            <text:p>I usually mix ideas from diferent projects.</text:p>
          </table:table-cell>
          <table:table-cell table:number-columns-repeated="1022"/>
        </table:table-row>
        <table:table-row table:style-name="ro5">
          <table:table-cell office:value-type="float" office:value="288">
            <text:p>288</text:p>
          </table:table-cell>
          <table:table-cell office:value-type="string">
            <text:p>the exchange of ideas is important in projects that would otherwise be developed singlehandedly.</text:p>
          </table:table-cell>
          <table:table-cell table:number-columns-repeated="1022"/>
        </table:table-row>
        <table:table-row table:style-name="ro5">
          <table:table-cell office:value-type="float" office:value="289">
            <text:p>289</text:p>
          </table:table-cell>
          <table:table-cell office:value-type="string">
            <text:p>It happens everything... also once you open you can't really know what people will make use of your work..</text:p>
          </table:table-cell>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icrosoft Sans Serif" svg:font-family="'Microsoft Sans Serif'"/>
    <style:font-face style:name="Arial2" svg:font-family="Arial" style:font-family-generic="swiss"/>
    <style:font-face style:name="Microsoft Sans Serif1" svg:font-family="'Microsoft Sans Serif'" style:font-family-generic="swis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PT"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 $</number:text>
      <number:number number:decimal-places="0" number:min-integer-digits="1" number:grouping="true"/>
      <number:text> )</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 $</number:text>
      <number:number number:decimal-places="0" number:min-integer-digits="1" number:grouping="true"/>
      <number:text> )</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 $</number:text>
      <number:number number:decimal-places="2" number:min-integer-digits="1" number:grouping="true"/>
      <number:text> )</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 $</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 </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3">
      <number:month number:textual="true"/>
      <number:text> </number:text>
      <number:day/>
      <number:text>, </number:text>
      <number:year number:style="long"/>
      <number:text> </number:text>
      <number:hours/>
      <number:text>:</number:text>
      <number:minutes number:style="long"/>
      <number:text> </number:text>
      <number:am-pm/>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5">02/25/2013</text:date>, <text:time>15:49:33</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2-25T15:49:32</dc:date>
    <dc:creator>Catarina Mota</dc:creator>
    <meta:generator>NeoOffice/3.3$Unix OpenOffice.org_project/Patch 0</meta:generator>
    <meta:editing-duration>PT00H59M29S</meta:editing-duration>
    <meta:editing-cycles>8</meta:editing-cycles>
    <meta:document-statistic meta:table-count="1" meta:cell-count="597" meta:object-count="0"/>
  </office:meta>
</office:document-meta>
</file>